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66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50.29pt"/>
    </style:style>
    <style:style style:name="co4" style:family="table-column">
      <style:table-column-properties fo:break-before="auto" style:column-width="35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bior1_Mar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Bior1.1</text:p>
          </table:table-cell>
          <table:table-cell table:number-columns-repeated="2"/>
          <table:table-cell office:value-type="string" calcext:value-type="string">
            <text:p>Bior3.3</text:p>
          </table:table-cell>
          <table:table-cell table:number-columns-repeated="2"/>
          <table:table-cell office:value-type="string" calcext:value-type="string">
            <text:p>Bior4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  <table:table-cell/>
          <table:table-cell office:value-type="string" calcext:value-type="string">
            <text:p>RMS</text:p>
          </table:table-cell>
          <table:table-cell office:value-type="string" calcext:value-type="string">
            <text:p>Max Error</text:p>
          </table:table-cell>
        </table:table-row>
        <table:table-row table:style-name="ro1">
          <table:table-cell table:style-name="ce1" office:value-type="string" calcext:value-type="string">
            <text:p>8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11183" calcext:value-type="float">
            <text:p>0.211183</text:p>
          </table:table-cell>
          <table:table-cell office:value-type="float" office:value="4.9594" calcext:value-type="float">
            <text:p>4.9594</text:p>
          </table:table-cell>
          <table:table-cell/>
          <table:table-cell office:value-type="float" office:value="1.37336" calcext:value-type="float">
            <text:p>1.37336</text:p>
          </table:table-cell>
          <table:table-cell office:value-type="float" office:value="81.1729" calcext:value-type="float">
            <text:p>81.1729</text:p>
          </table:table-cell>
          <table:table-cell/>
          <table:table-cell office:value-type="float" office:value="1.31422" calcext:value-type="float">
            <text:p>1.31422</text:p>
          </table:table-cell>
          <table:table-cell office:value-type="float" office:value="65.6794" calcext:value-type="float">
            <text:p>65.6794</text:p>
          </table:table-cell>
        </table:table-row>
        <table:table-row table:style-name="ro1">
          <table:table-cell/>
          <table:table-cell office:value-type="float" office:value="0.208965" calcext:value-type="float">
            <text:p>0.208965</text:p>
          </table:table-cell>
          <table:table-cell office:value-type="float" office:value="6.64507" calcext:value-type="float">
            <text:p>6.64507</text:p>
          </table:table-cell>
          <table:table-cell/>
          <table:table-cell office:value-type="float" office:value="1.44862" calcext:value-type="float">
            <text:p>1.44862</text:p>
          </table:table-cell>
          <table:table-cell office:value-type="float" office:value="84.3896" calcext:value-type="float">
            <text:p>84.3896</text:p>
          </table:table-cell>
          <table:table-cell/>
          <table:table-cell office:value-type="float" office:value="1.29317" calcext:value-type="float">
            <text:p>1.29317</text:p>
          </table:table-cell>
          <table:table-cell office:value-type="float" office:value="64.6847" calcext:value-type="float">
            <text:p>64.6847</text:p>
          </table:table-cell>
        </table:table-row>
        <table:table-row table:style-name="ro1">
          <table:table-cell/>
          <table:table-cell office:value-type="float" office:value="0.211355" calcext:value-type="float">
            <text:p>0.211355</text:p>
          </table:table-cell>
          <table:table-cell office:value-type="float" office:value="4.87898" calcext:value-type="float">
            <text:p>4.87898</text:p>
          </table:table-cell>
          <table:table-cell/>
          <table:table-cell office:value-type="float" office:value="1.17231" calcext:value-type="float">
            <text:p>1.17231</text:p>
          </table:table-cell>
          <table:table-cell office:value-type="float" office:value="121.386" calcext:value-type="float">
            <text:p>121.386</text:p>
          </table:table-cell>
          <table:table-cell/>
          <table:table-cell office:value-type="float" office:value="0.856852" calcext:value-type="float">
            <text:p>0.856852</text:p>
          </table:table-cell>
          <table:table-cell office:value-type="float" office:value="61.7595" calcext:value-type="float">
            <text:p>61.7595</text:p>
          </table:table-cell>
        </table:table-row>
        <table:table-row table:style-name="ro1">
          <table:table-cell/>
          <table:table-cell office:value-type="float" office:value="0.212158" calcext:value-type="float">
            <text:p>0.212158</text:p>
          </table:table-cell>
          <table:table-cell office:value-type="float" office:value="6.8995" calcext:value-type="float">
            <text:p>6.8995</text:p>
          </table:table-cell>
          <table:table-cell/>
          <table:table-cell office:value-type="float" office:value="1.18238" calcext:value-type="float">
            <text:p>1.18238</text:p>
          </table:table-cell>
          <table:table-cell office:value-type="float" office:value="122.04" calcext:value-type="float">
            <text:p>122.04</text:p>
          </table:table-cell>
          <table:table-cell/>
          <table:table-cell office:value-type="float" office:value="1.35312" calcext:value-type="float">
            <text:p>1.35312</text:p>
          </table:table-cell>
          <table:table-cell office:value-type="float" office:value="88.6057" calcext:value-type="float">
            <text:p>88.6057</text:p>
          </table:table-cell>
        </table:table-row>
        <table:table-row table:style-name="ro1">
          <table:table-cell/>
          <table:table-cell office:value-type="float" office:value="0.21602" calcext:value-type="float">
            <text:p>0.21602</text:p>
          </table:table-cell>
          <table:table-cell office:value-type="float" office:value="5.29429" calcext:value-type="float">
            <text:p>5.29429</text:p>
          </table:table-cell>
          <table:table-cell/>
          <table:table-cell office:value-type="float" office:value="1.04641" calcext:value-type="float">
            <text:p>1.04641</text:p>
          </table:table-cell>
          <table:table-cell office:value-type="float" office:value="40.1448" calcext:value-type="float">
            <text:p>40.1448</text:p>
          </table:table-cell>
          <table:table-cell/>
          <table:table-cell office:value-type="float" office:value="0.813038" calcext:value-type="float">
            <text:p>0.813038</text:p>
          </table:table-cell>
          <table:table-cell office:value-type="float" office:value="34.266" calcext:value-type="float">
            <text:p>34.266</text:p>
          </table:table-cell>
        </table:table-row>
        <table:table-row table:style-name="ro1">
          <table:table-cell/>
          <table:table-cell office:value-type="float" office:value="0.21488" calcext:value-type="float">
            <text:p>0.21488</text:p>
          </table:table-cell>
          <table:table-cell office:value-type="float" office:value="5.83205" calcext:value-type="float">
            <text:p>5.83205</text:p>
          </table:table-cell>
          <table:table-cell/>
          <table:table-cell office:value-type="float" office:value="1.04936" calcext:value-type="float">
            <text:p>1.04936</text:p>
          </table:table-cell>
          <table:table-cell office:value-type="float" office:value="39.5493" calcext:value-type="float">
            <text:p>39.5493</text:p>
          </table:table-cell>
          <table:table-cell/>
          <table:table-cell office:value-type="float" office:value="1.18344" calcext:value-type="float">
            <text:p>1.18344</text:p>
          </table:table-cell>
          <table:table-cell office:value-type="float" office:value="48.7528" calcext:value-type="float">
            <text:p>48.7528</text:p>
          </table:table-cell>
        </table:table-row>
        <table:table-row table:style-name="ro1">
          <table:table-cell/>
          <table:table-cell office:value-type="float" office:value="0.21555" calcext:value-type="float">
            <text:p>0.21555</text:p>
          </table:table-cell>
          <table:table-cell office:value-type="float" office:value="5.28746" calcext:value-type="float">
            <text:p>5.28746</text:p>
          </table:table-cell>
          <table:table-cell/>
          <table:table-cell office:value-type="float" office:value="0.9501" calcext:value-type="float">
            <text:p>0.9501</text:p>
          </table:table-cell>
          <table:table-cell office:value-type="float" office:value="33.8515" calcext:value-type="float">
            <text:p>33.8515</text:p>
          </table:table-cell>
          <table:table-cell/>
          <table:table-cell office:value-type="float" office:value="0.725929" calcext:value-type="float">
            <text:p>0.725929</text:p>
          </table:table-cell>
          <table:table-cell office:value-type="float" office:value="20.1955" calcext:value-type="float">
            <text:p>20.1955</text:p>
          </table:table-cell>
        </table:table-row>
        <table:table-row table:style-name="ro1">
          <table:table-cell/>
          <table:table-cell office:value-type="float" office:value="0.216975" calcext:value-type="float">
            <text:p>0.216975</text:p>
          </table:table-cell>
          <table:table-cell office:value-type="float" office:value="8.1718" calcext:value-type="float">
            <text:p>8.1718</text:p>
          </table:table-cell>
          <table:table-cell/>
          <table:table-cell office:value-type="float" office:value="0.950918" calcext:value-type="float">
            <text:p>0.950918</text:p>
          </table:table-cell>
          <table:table-cell office:value-type="float" office:value="34.252" calcext:value-type="float">
            <text:p>34.252</text:p>
          </table:table-cell>
          <table:table-cell/>
          <table:table-cell office:value-type="float" office:value="1.11023" calcext:value-type="float">
            <text:p>1.11023</text:p>
          </table:table-cell>
          <table:table-cell office:value-type="float" office:value="45.0901" calcext:value-type="float">
            <text:p>45.0901</text:p>
          </table:table-cell>
        </table:table-row>
        <table:table-row table:style-name="ro1">
          <table:table-cell/>
          <table:table-cell office:value-type="float" office:value="0.220034" calcext:value-type="float">
            <text:p>0.220034</text:p>
          </table:table-cell>
          <table:table-cell office:value-type="float" office:value="6.1339" calcext:value-type="float">
            <text:p>6.1339</text:p>
          </table:table-cell>
          <table:table-cell/>
          <table:table-cell office:value-type="float" office:value="0.999699" calcext:value-type="float">
            <text:p>0.999699</text:p>
          </table:table-cell>
          <table:table-cell office:value-type="float" office:value="76.2854" calcext:value-type="float">
            <text:p>76.2854</text:p>
          </table:table-cell>
          <table:table-cell/>
          <table:table-cell office:value-type="float" office:value="0.734555" calcext:value-type="float">
            <text:p>0.734555</text:p>
          </table:table-cell>
          <table:table-cell office:value-type="float" office:value="43.9302" calcext:value-type="float">
            <text:p>43.9302</text:p>
          </table:table-cell>
        </table:table-row>
        <table:table-row table:style-name="ro1">
          <table:table-cell/>
          <table:table-cell office:value-type="float" office:value="0.218832" calcext:value-type="float">
            <text:p>0.218832</text:p>
          </table:table-cell>
          <table:table-cell office:value-type="float" office:value="5.59545" calcext:value-type="float">
            <text:p>5.59545</text:p>
          </table:table-cell>
          <table:table-cell/>
          <table:table-cell office:value-type="float" office:value="0.999853" calcext:value-type="float">
            <text:p>0.999853</text:p>
          </table:table-cell>
          <table:table-cell office:value-type="float" office:value="77.3725" calcext:value-type="float">
            <text:p>77.3725</text:p>
          </table:table-cell>
          <table:table-cell/>
          <table:table-cell office:value-type="float" office:value="1.19684" calcext:value-type="float">
            <text:p>1.19684</text:p>
          </table:table-cell>
          <table:table-cell office:value-type="float" office:value="105.955" calcext:value-type="float">
            <text:p>105.955</text:p>
          </table:table-cell>
        </table:table-row>
        <table:table-row table:style-name="ro1">
          <table:table-cell/>
          <table:table-cell office:value-type="float" office:value="0.217654" calcext:value-type="float">
            <text:p>0.217654</text:p>
          </table:table-cell>
          <table:table-cell office:value-type="float" office:value="6.05418" calcext:value-type="float">
            <text:p>6.05418</text:p>
          </table:table-cell>
          <table:table-cell/>
          <table:table-cell office:value-type="float" office:value="1.06592" calcext:value-type="float">
            <text:p>1.06592</text:p>
          </table:table-cell>
          <table:table-cell office:value-type="float" office:value="75.6753" calcext:value-type="float">
            <text:p>75.6753</text:p>
          </table:table-cell>
          <table:table-cell/>
          <table:table-cell office:value-type="float" office:value="0.790981" calcext:value-type="float">
            <text:p>0.790981</text:p>
          </table:table-cell>
          <table:table-cell office:value-type="float" office:value="48.3455" calcext:value-type="float">
            <text:p>48.3455</text:p>
          </table:table-cell>
        </table:table-row>
        <table:table-row table:style-name="ro1">
          <table:table-cell/>
          <table:table-cell office:value-type="float" office:value="0.218758" calcext:value-type="float">
            <text:p>0.218758</text:p>
          </table:table-cell>
          <table:table-cell office:value-type="float" office:value="6.29877" calcext:value-type="float">
            <text:p>6.29877</text:p>
          </table:table-cell>
          <table:table-cell/>
          <table:table-cell office:value-type="float" office:value="1.06535" calcext:value-type="float">
            <text:p>1.06535</text:p>
          </table:table-cell>
          <table:table-cell office:value-type="float" office:value="74.5045" calcext:value-type="float">
            <text:p>74.5045</text:p>
          </table:table-cell>
          <table:table-cell/>
          <table:table-cell office:value-type="float" office:value="1.24281" calcext:value-type="float">
            <text:p>1.24281</text:p>
          </table:table-cell>
          <table:table-cell office:value-type="float" office:value="73.8582" calcext:value-type="float">
            <text:p>73.8582</text:p>
          </table:table-cell>
        </table:table-row>
        <table:table-row table:style-name="ro1">
          <table:table-cell/>
          <table:table-cell office:value-type="float" office:value="0.215073" calcext:value-type="float">
            <text:p>0.215073</text:p>
          </table:table-cell>
          <table:table-cell office:value-type="float" office:value="4.59514" calcext:value-type="float">
            <text:p>4.59514</text:p>
          </table:table-cell>
          <table:table-cell/>
          <table:table-cell office:value-type="float" office:value="1.06624" calcext:value-type="float">
            <text:p>1.06624</text:p>
          </table:table-cell>
          <table:table-cell office:value-type="float" office:value="43.1138" calcext:value-type="float">
            <text:p>43.1138</text:p>
          </table:table-cell>
          <table:table-cell/>
          <table:table-cell office:value-type="float" office:value="0.796622" calcext:value-type="float">
            <text:p>0.796622</text:p>
          </table:table-cell>
          <table:table-cell office:value-type="float" office:value="30.9037" calcext:value-type="float">
            <text:p>30.9037</text:p>
          </table:table-cell>
        </table:table-row>
        <table:table-row table:style-name="ro1">
          <table:table-cell/>
          <table:table-cell office:value-type="float" office:value="0.213454" calcext:value-type="float">
            <text:p>0.213454</text:p>
          </table:table-cell>
          <table:table-cell office:value-type="float" office:value="4.45117" calcext:value-type="float">
            <text:p>4.45117</text:p>
          </table:table-cell>
          <table:table-cell/>
          <table:table-cell office:value-type="float" office:value="1.05595" calcext:value-type="float">
            <text:p>1.05595</text:p>
          </table:table-cell>
          <table:table-cell office:value-type="float" office:value="42.2825" calcext:value-type="float">
            <text:p>42.2825</text:p>
          </table:table-cell>
          <table:table-cell/>
          <table:table-cell office:value-type="float" office:value="1.25258" calcext:value-type="float">
            <text:p>1.25258</text:p>
          </table:table-cell>
          <table:table-cell office:value-type="float" office:value="53.1229" calcext:value-type="float">
            <text:p>53.1229</text:p>
          </table:table-cell>
        </table:table-row>
        <table:table-row table:style-name="ro1">
          <table:table-cell/>
          <table:table-cell office:value-type="float" office:value="0.212673" calcext:value-type="float">
            <text:p>0.212673</text:p>
          </table:table-cell>
          <table:table-cell office:value-type="float" office:value="4.17634" calcext:value-type="float">
            <text:p>4.17634</text:p>
          </table:table-cell>
          <table:table-cell/>
          <table:table-cell office:value-type="float" office:value="1.10763" calcext:value-type="float">
            <text:p>1.10763</text:p>
          </table:table-cell>
          <table:table-cell office:value-type="float" office:value="53.4398" calcext:value-type="float">
            <text:p>53.4398</text:p>
          </table:table-cell>
          <table:table-cell/>
          <table:table-cell office:value-type="float" office:value="0.861878" calcext:value-type="float">
            <text:p>0.861878</text:p>
          </table:table-cell>
          <table:table-cell office:value-type="float" office:value="36.0057" calcext:value-type="float">
            <text:p>36.0057</text:p>
          </table:table-cell>
        </table:table-row>
        <table:table-row table:style-name="ro1">
          <table:table-cell/>
          <table:table-cell office:value-type="float" office:value="0.213767" calcext:value-type="float">
            <text:p>0.213767</text:p>
          </table:table-cell>
          <table:table-cell office:value-type="float" office:value="4.75082" calcext:value-type="float">
            <text:p>4.75082</text:p>
          </table:table-cell>
          <table:table-cell/>
          <table:table-cell office:value-type="float" office:value="1.04952" calcext:value-type="float">
            <text:p>1.04952</text:p>
          </table:table-cell>
          <table:table-cell office:value-type="float" office:value="51.498" calcext:value-type="float">
            <text:p>51.498</text:p>
          </table:table-cell>
          <table:table-cell/>
          <table:table-cell office:value-type="float" office:value="1.46769" calcext:value-type="float">
            <text:p>1.46769</text:p>
          </table:table-cell>
          <table:table-cell office:value-type="float" office:value="86.6192" calcext:value-type="float">
            <text:p>86.619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9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60653" calcext:value-type="float">
            <text:p>0.160653</text:p>
          </table:table-cell>
          <table:table-cell office:value-type="float" office:value="3.61146" calcext:value-type="float">
            <text:p>3.61146</text:p>
          </table:table-cell>
          <table:table-cell/>
          <table:table-cell office:value-type="float" office:value="0.629469" calcext:value-type="float">
            <text:p>0.629469</text:p>
          </table:table-cell>
          <table:table-cell office:value-type="float" office:value="29.5577" calcext:value-type="float">
            <text:p>29.5577</text:p>
          </table:table-cell>
          <table:table-cell/>
          <table:table-cell office:value-type="float" office:value="0.58758" calcext:value-type="float">
            <text:p>0.58758</text:p>
          </table:table-cell>
          <table:table-cell office:value-type="float" office:value="44.7308" calcext:value-type="float">
            <text:p>44.7308</text:p>
          </table:table-cell>
        </table:table-row>
        <table:table-row table:style-name="ro1">
          <table:table-cell/>
          <table:table-cell office:value-type="float" office:value="0.15934" calcext:value-type="float">
            <text:p>0.15934</text:p>
          </table:table-cell>
          <table:table-cell office:value-type="float" office:value="5.80415" calcext:value-type="float">
            <text:p>5.80415</text:p>
          </table:table-cell>
          <table:table-cell/>
          <table:table-cell office:value-type="float" office:value="0.650253" calcext:value-type="float">
            <text:p>0.650253</text:p>
          </table:table-cell>
          <table:table-cell office:value-type="float" office:value="30.697" calcext:value-type="float">
            <text:p>30.697</text:p>
          </table:table-cell>
          <table:table-cell/>
          <table:table-cell office:value-type="float" office:value="0.577409" calcext:value-type="float">
            <text:p>0.577409</text:p>
          </table:table-cell>
          <table:table-cell office:value-type="float" office:value="43.4926" calcext:value-type="float">
            <text:p>43.4926</text:p>
          </table:table-cell>
        </table:table-row>
        <table:table-row table:style-name="ro1">
          <table:table-cell/>
          <table:table-cell office:value-type="float" office:value="0.162088" calcext:value-type="float">
            <text:p>0.162088</text:p>
          </table:table-cell>
          <table:table-cell office:value-type="float" office:value="3.91392" calcext:value-type="float">
            <text:p>3.91392</text:p>
          </table:table-cell>
          <table:table-cell/>
          <table:table-cell office:value-type="float" office:value="0.603754" calcext:value-type="float">
            <text:p>0.603754</text:p>
          </table:table-cell>
          <table:table-cell office:value-type="float" office:value="21.2422" calcext:value-type="float">
            <text:p>21.2422</text:p>
          </table:table-cell>
          <table:table-cell/>
          <table:table-cell office:value-type="float" office:value="0.398771" calcext:value-type="float">
            <text:p>0.398771</text:p>
          </table:table-cell>
          <table:table-cell office:value-type="float" office:value="21.2571" calcext:value-type="float">
            <text:p>21.2571</text:p>
          </table:table-cell>
        </table:table-row>
        <table:table-row table:style-name="ro1">
          <table:table-cell/>
          <table:table-cell office:value-type="float" office:value="0.162414" calcext:value-type="float">
            <text:p>0.162414</text:p>
          </table:table-cell>
          <table:table-cell office:value-type="float" office:value="4.19806" calcext:value-type="float">
            <text:p>4.19806</text:p>
          </table:table-cell>
          <table:table-cell/>
          <table:table-cell office:value-type="float" office:value="0.602854" calcext:value-type="float">
            <text:p>0.602854</text:p>
          </table:table-cell>
          <table:table-cell office:value-type="float" office:value="21.5149" calcext:value-type="float">
            <text:p>21.5149</text:p>
          </table:table-cell>
          <table:table-cell/>
          <table:table-cell office:value-type="float" office:value="0.662483" calcext:value-type="float">
            <text:p>0.662483</text:p>
          </table:table-cell>
          <table:table-cell office:value-type="float" office:value="41.0867" calcext:value-type="float">
            <text:p>41.0867</text:p>
          </table:table-cell>
        </table:table-row>
        <table:table-row table:style-name="ro1">
          <table:table-cell/>
          <table:table-cell office:value-type="float" office:value="0.16606" calcext:value-type="float">
            <text:p>0.16606</text:p>
          </table:table-cell>
          <table:table-cell office:value-type="float" office:value="3.72708" calcext:value-type="float">
            <text:p>3.72708</text:p>
          </table:table-cell>
          <table:table-cell/>
          <table:table-cell office:value-type="float" office:value="0.568993" calcext:value-type="float">
            <text:p>0.568993</text:p>
          </table:table-cell>
          <table:table-cell office:value-type="float" office:value="23.2306" calcext:value-type="float">
            <text:p>23.2306</text:p>
          </table:table-cell>
          <table:table-cell/>
          <table:table-cell office:value-type="float" office:value="0.417235" calcext:value-type="float">
            <text:p>0.417235</text:p>
          </table:table-cell>
          <table:table-cell office:value-type="float" office:value="17.6667" calcext:value-type="float">
            <text:p>17.6667</text:p>
          </table:table-cell>
        </table:table-row>
        <table:table-row table:style-name="ro1">
          <table:table-cell/>
          <table:table-cell office:value-type="float" office:value="0.165412" calcext:value-type="float">
            <text:p>0.165412</text:p>
          </table:table-cell>
          <table:table-cell office:value-type="float" office:value="4.49513" calcext:value-type="float">
            <text:p>4.49513</text:p>
          </table:table-cell>
          <table:table-cell/>
          <table:table-cell office:value-type="float" office:value="0.570341" calcext:value-type="float">
            <text:p>0.570341</text:p>
          </table:table-cell>
          <table:table-cell office:value-type="float" office:value="23.6896" calcext:value-type="float">
            <text:p>23.6896</text:p>
          </table:table-cell>
          <table:table-cell/>
          <table:table-cell office:value-type="float" office:value="0.672848" calcext:value-type="float">
            <text:p>0.672848</text:p>
          </table:table-cell>
          <table:table-cell office:value-type="float" office:value="28.7809" calcext:value-type="float">
            <text:p>28.7809</text:p>
          </table:table-cell>
        </table:table-row>
        <table:table-row table:style-name="ro1">
          <table:table-cell/>
          <table:table-cell office:value-type="float" office:value="0.165514" calcext:value-type="float">
            <text:p>0.165514</text:p>
          </table:table-cell>
          <table:table-cell office:value-type="float" office:value="3.90116" calcext:value-type="float">
            <text:p>3.90116</text:p>
          </table:table-cell>
          <table:table-cell/>
          <table:table-cell office:value-type="float" office:value="0.550291" calcext:value-type="float">
            <text:p>0.550291</text:p>
          </table:table-cell>
          <table:table-cell office:value-type="float" office:value="18.096" calcext:value-type="float">
            <text:p>18.096</text:p>
          </table:table-cell>
          <table:table-cell/>
          <table:table-cell office:value-type="float" office:value="0.40638" calcext:value-type="float">
            <text:p>0.40638</text:p>
          </table:table-cell>
          <table:table-cell office:value-type="float" office:value="10.8492" calcext:value-type="float">
            <text:p>10.8492</text:p>
          </table:table-cell>
        </table:table-row>
        <table:table-row table:style-name="ro1">
          <table:table-cell/>
          <table:table-cell office:value-type="float" office:value="0.166259" calcext:value-type="float">
            <text:p>0.166259</text:p>
          </table:table-cell>
          <table:table-cell office:value-type="float" office:value="3.64094" calcext:value-type="float">
            <text:p>3.64094</text:p>
          </table:table-cell>
          <table:table-cell/>
          <table:table-cell office:value-type="float" office:value="0.550407" calcext:value-type="float">
            <text:p>0.550407</text:p>
          </table:table-cell>
          <table:table-cell office:value-type="float" office:value="17.8635" calcext:value-type="float">
            <text:p>17.8635</text:p>
          </table:table-cell>
          <table:table-cell/>
          <table:table-cell office:value-type="float" office:value="0.647287" calcext:value-type="float">
            <text:p>0.647287</text:p>
          </table:table-cell>
          <table:table-cell office:value-type="float" office:value="29.8199" calcext:value-type="float">
            <text:p>29.8199</text:p>
          </table:table-cell>
        </table:table-row>
        <table:table-row table:style-name="ro1">
          <table:table-cell/>
          <table:table-cell office:value-type="float" office:value="0.168157" calcext:value-type="float">
            <text:p>0.168157</text:p>
          </table:table-cell>
          <table:table-cell office:value-type="float" office:value="3.62179" calcext:value-type="float">
            <text:p>3.62179</text:p>
          </table:table-cell>
          <table:table-cell/>
          <table:table-cell office:value-type="float" office:value="0.556935" calcext:value-type="float">
            <text:p>0.556935</text:p>
          </table:table-cell>
          <table:table-cell office:value-type="float" office:value="27.5489" calcext:value-type="float">
            <text:p>27.5489</text:p>
          </table:table-cell>
          <table:table-cell/>
          <table:table-cell office:value-type="float" office:value="0.40704" calcext:value-type="float">
            <text:p>0.40704</text:p>
          </table:table-cell>
          <table:table-cell office:value-type="float" office:value="19.8912" calcext:value-type="float">
            <text:p>19.8912</text:p>
          </table:table-cell>
        </table:table-row>
        <table:table-row table:style-name="ro1">
          <table:table-cell/>
          <table:table-cell office:value-type="float" office:value="0.167486" calcext:value-type="float">
            <text:p>0.167486</text:p>
          </table:table-cell>
          <table:table-cell office:value-type="float" office:value="3.75398" calcext:value-type="float">
            <text:p>3.75398</text:p>
          </table:table-cell>
          <table:table-cell/>
          <table:table-cell office:value-type="float" office:value="0.557234" calcext:value-type="float">
            <text:p>0.557234</text:p>
          </table:table-cell>
          <table:table-cell office:value-type="float" office:value="27.9749" calcext:value-type="float">
            <text:p>27.9749</text:p>
          </table:table-cell>
          <table:table-cell/>
          <table:table-cell office:value-type="float" office:value="0.680362" calcext:value-type="float">
            <text:p>0.680362</text:p>
          </table:table-cell>
          <table:table-cell office:value-type="float" office:value="53.9257" calcext:value-type="float">
            <text:p>53.9257</text:p>
          </table:table-cell>
        </table:table-row>
        <table:table-row table:style-name="ro1">
          <table:table-cell/>
          <table:table-cell office:value-type="float" office:value="0.167436" calcext:value-type="float">
            <text:p>0.167436</text:p>
          </table:table-cell>
          <table:table-cell office:value-type="float" office:value="3.77541" calcext:value-type="float">
            <text:p>3.77541</text:p>
          </table:table-cell>
          <table:table-cell/>
          <table:table-cell office:value-type="float" office:value="0.574662" calcext:value-type="float">
            <text:p>0.574662</text:p>
          </table:table-cell>
          <table:table-cell office:value-type="float" office:value="29.044" calcext:value-type="float">
            <text:p>29.044</text:p>
          </table:table-cell>
          <table:table-cell/>
          <table:table-cell office:value-type="float" office:value="0.41882" calcext:value-type="float">
            <text:p>0.41882</text:p>
          </table:table-cell>
          <table:table-cell office:value-type="float" office:value="24.0363" calcext:value-type="float">
            <text:p>24.0363</text:p>
          </table:table-cell>
        </table:table-row>
        <table:table-row table:style-name="ro1">
          <table:table-cell/>
          <table:table-cell office:value-type="float" office:value="0.168237" calcext:value-type="float">
            <text:p>0.168237</text:p>
          </table:table-cell>
          <table:table-cell office:value-type="float" office:value="5.60136" calcext:value-type="float">
            <text:p>5.60136</text:p>
          </table:table-cell>
          <table:table-cell/>
          <table:table-cell office:value-type="float" office:value="0.574593" calcext:value-type="float">
            <text:p>0.574593</text:p>
          </table:table-cell>
          <table:table-cell office:value-type="float" office:value="28.8028" calcext:value-type="float">
            <text:p>28.8028</text:p>
          </table:table-cell>
          <table:table-cell/>
          <table:table-cell office:value-type="float" office:value="0.688166" calcext:value-type="float">
            <text:p>0.688166</text:p>
          </table:table-cell>
          <table:table-cell office:value-type="float" office:value="30.0243" calcext:value-type="float">
            <text:p>30.0243</text:p>
          </table:table-cell>
        </table:table-row>
        <table:table-row table:style-name="ro1">
          <table:table-cell/>
          <table:table-cell office:value-type="float" office:value="0.165792" calcext:value-type="float">
            <text:p>0.165792</text:p>
          </table:table-cell>
          <table:table-cell office:value-type="float" office:value="4.03322" calcext:value-type="float">
            <text:p>4.03322</text:p>
          </table:table-cell>
          <table:table-cell/>
          <table:table-cell office:value-type="float" office:value="0.563624" calcext:value-type="float">
            <text:p>0.563624</text:p>
          </table:table-cell>
          <table:table-cell office:value-type="float" office:value="32.6998" calcext:value-type="float">
            <text:p>32.6998</text:p>
          </table:table-cell>
          <table:table-cell/>
          <table:table-cell office:value-type="float" office:value="0.429907" calcext:value-type="float">
            <text:p>0.429907</text:p>
          </table:table-cell>
          <table:table-cell office:value-type="float" office:value="14.0815" calcext:value-type="float">
            <text:p>14.0815</text:p>
          </table:table-cell>
        </table:table-row>
        <table:table-row table:style-name="ro1">
          <table:table-cell/>
          <table:table-cell office:value-type="float" office:value="0.164841" calcext:value-type="float">
            <text:p>0.164841</text:p>
          </table:table-cell>
          <table:table-cell office:value-type="float" office:value="3.74057" calcext:value-type="float">
            <text:p>3.74057</text:p>
          </table:table-cell>
          <table:table-cell/>
          <table:table-cell office:value-type="float" office:value="0.563538" calcext:value-type="float">
            <text:p>0.563538</text:p>
          </table:table-cell>
          <table:table-cell office:value-type="float" office:value="32.2232" calcext:value-type="float">
            <text:p>32.2232</text:p>
          </table:table-cell>
          <table:table-cell/>
          <table:table-cell office:value-type="float" office:value="0.755278" calcext:value-type="float">
            <text:p>0.755278</text:p>
          </table:table-cell>
          <table:table-cell office:value-type="float" office:value="33.376" calcext:value-type="float">
            <text:p>33.376</text:p>
          </table:table-cell>
        </table:table-row>
        <table:table-row table:style-name="ro1">
          <table:table-cell/>
          <table:table-cell office:value-type="float" office:value="0.164067" calcext:value-type="float">
            <text:p>0.164067</text:p>
          </table:table-cell>
          <table:table-cell office:value-type="float" office:value="3.32646" calcext:value-type="float">
            <text:p>3.32646</text:p>
          </table:table-cell>
          <table:table-cell/>
          <table:table-cell office:value-type="float" office:value="0.566934" calcext:value-type="float">
            <text:p>0.566934</text:p>
          </table:table-cell>
          <table:table-cell office:value-type="float" office:value="16.0025" calcext:value-type="float">
            <text:p>16.0025</text:p>
          </table:table-cell>
          <table:table-cell/>
          <table:table-cell office:value-type="float" office:value="0.376239" calcext:value-type="float">
            <text:p>0.376239</text:p>
          </table:table-cell>
          <table:table-cell office:value-type="float" office:value="10.0271" calcext:value-type="float">
            <text:p>10.0271</text:p>
          </table:table-cell>
        </table:table-row>
        <table:table-row table:style-name="ro1">
          <table:table-cell/>
          <table:table-cell office:value-type="float" office:value="0.165058" calcext:value-type="float">
            <text:p>0.165058</text:p>
          </table:table-cell>
          <table:table-cell office:value-type="float" office:value="3.22931" calcext:value-type="float">
            <text:p>3.22931</text:p>
          </table:table-cell>
          <table:table-cell/>
          <table:table-cell office:value-type="float" office:value="0.547327" calcext:value-type="float">
            <text:p>0.547327</text:p>
          </table:table-cell>
          <table:table-cell office:value-type="float" office:value="15.5912" calcext:value-type="float">
            <text:p>15.5912</text:p>
          </table:table-cell>
          <table:table-cell/>
          <table:table-cell office:value-type="float" office:value="0.592629" calcext:value-type="float">
            <text:p>0.592629</text:p>
          </table:table-cell>
          <table:table-cell office:value-type="float" office:value="21.21" calcext:value-type="float">
            <text:p>21.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10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11979" calcext:value-type="float">
            <text:p>0.11979</text:p>
          </table:table-cell>
          <table:table-cell office:value-type="float" office:value="2.4481" calcext:value-type="float">
            <text:p>2.4481</text:p>
          </table:table-cell>
          <table:table-cell/>
          <table:table-cell office:value-type="float" office:value="0.378296" calcext:value-type="float">
            <text:p>0.378296</text:p>
          </table:table-cell>
          <table:table-cell office:value-type="float" office:value="9.46993" calcext:value-type="float">
            <text:p>9.46993</text:p>
          </table:table-cell>
          <table:table-cell/>
          <table:table-cell office:value-type="float" office:value="0.338893" calcext:value-type="float">
            <text:p>0.338893</text:p>
          </table:table-cell>
          <table:table-cell office:value-type="float" office:value="11.6342" calcext:value-type="float">
            <text:p>11.6342</text:p>
          </table:table-cell>
        </table:table-row>
        <table:table-row table:style-name="ro1">
          <table:table-cell/>
          <table:table-cell office:value-type="float" office:value="0.118976" calcext:value-type="float">
            <text:p>0.118976</text:p>
          </table:table-cell>
          <table:table-cell office:value-type="float" office:value="2.69548" calcext:value-type="float">
            <text:p>2.69548</text:p>
          </table:table-cell>
          <table:table-cell/>
          <table:table-cell office:value-type="float" office:value="0.391405" calcext:value-type="float">
            <text:p>0.391405</text:p>
          </table:table-cell>
          <table:table-cell office:value-type="float" office:value="9.80051" calcext:value-type="float">
            <text:p>9.80051</text:p>
          </table:table-cell>
          <table:table-cell/>
          <table:table-cell office:value-type="float" office:value="0.334118" calcext:value-type="float">
            <text:p>0.334118</text:p>
          </table:table-cell>
          <table:table-cell office:value-type="float" office:value="11.4379" calcext:value-type="float">
            <text:p>11.4379</text:p>
          </table:table-cell>
        </table:table-row>
        <table:table-row table:style-name="ro1">
          <table:table-cell/>
          <table:table-cell office:value-type="float" office:value="0.12161" calcext:value-type="float">
            <text:p>0.12161</text:p>
          </table:table-cell>
          <table:table-cell office:value-type="float" office:value="2.93364" calcext:value-type="float">
            <text:p>2.93364</text:p>
          </table:table-cell>
          <table:table-cell/>
          <table:table-cell office:value-type="float" office:value="0.34463" calcext:value-type="float">
            <text:p>0.34463</text:p>
          </table:table-cell>
          <table:table-cell office:value-type="float" office:value="11.0495" calcext:value-type="float">
            <text:p>11.0495</text:p>
          </table:table-cell>
          <table:table-cell/>
          <table:table-cell office:value-type="float" office:value="0.233838" calcext:value-type="float">
            <text:p>0.233838</text:p>
          </table:table-cell>
          <table:table-cell office:value-type="float" office:value="5.78493" calcext:value-type="float">
            <text:p>5.78493</text:p>
          </table:table-cell>
        </table:table-row>
        <table:table-row table:style-name="ro1">
          <table:table-cell/>
          <table:table-cell office:value-type="float" office:value="0.121715" calcext:value-type="float">
            <text:p>0.121715</text:p>
          </table:table-cell>
          <table:table-cell office:value-type="float" office:value="2.85616" calcext:value-type="float">
            <text:p>2.85616</text:p>
          </table:table-cell>
          <table:table-cell/>
          <table:table-cell office:value-type="float" office:value="0.343543" calcext:value-type="float">
            <text:p>0.343543</text:p>
          </table:table-cell>
          <table:table-cell office:value-type="float" office:value="11.0371" calcext:value-type="float">
            <text:p>11.0371</text:p>
          </table:table-cell>
          <table:table-cell/>
          <table:table-cell office:value-type="float" office:value="0.389153" calcext:value-type="float">
            <text:p>0.389153</text:p>
          </table:table-cell>
          <table:table-cell office:value-type="float" office:value="15.2964" calcext:value-type="float">
            <text:p>15.2964</text:p>
          </table:table-cell>
        </table:table-row>
        <table:table-row table:style-name="ro1">
          <table:table-cell/>
          <table:table-cell office:value-type="float" office:value="0.124539" calcext:value-type="float">
            <text:p>0.124539</text:p>
          </table:table-cell>
          <table:table-cell office:value-type="float" office:value="2.7694" calcext:value-type="float">
            <text:p>2.7694</text:p>
          </table:table-cell>
          <table:table-cell/>
          <table:table-cell office:value-type="float" office:value="0.347353" calcext:value-type="float">
            <text:p>0.347353</text:p>
          </table:table-cell>
          <table:table-cell office:value-type="float" office:value="9.31267" calcext:value-type="float">
            <text:p>9.31267</text:p>
          </table:table-cell>
          <table:table-cell/>
          <table:table-cell office:value-type="float" office:value="0.248125" calcext:value-type="float">
            <text:p>0.248125</text:p>
          </table:table-cell>
          <table:table-cell office:value-type="float" office:value="6.82932" calcext:value-type="float">
            <text:p>6.82932</text:p>
          </table:table-cell>
        </table:table-row>
        <table:table-row table:style-name="ro1">
          <table:table-cell/>
          <table:table-cell office:value-type="float" office:value="0.124071" calcext:value-type="float">
            <text:p>0.124071</text:p>
          </table:table-cell>
          <table:table-cell office:value-type="float" office:value="3.40182" calcext:value-type="float">
            <text:p>3.40182</text:p>
          </table:table-cell>
          <table:table-cell/>
          <table:table-cell office:value-type="float" office:value="0.347837" calcext:value-type="float">
            <text:p>0.347837</text:p>
          </table:table-cell>
          <table:table-cell office:value-type="float" office:value="9.08654" calcext:value-type="float">
            <text:p>9.08654</text:p>
          </table:table-cell>
          <table:table-cell/>
          <table:table-cell office:value-type="float" office:value="0.400332" calcext:value-type="float">
            <text:p>0.400332</text:p>
          </table:table-cell>
          <table:table-cell office:value-type="float" office:value="13.0388" calcext:value-type="float">
            <text:p>13.0388</text:p>
          </table:table-cell>
        </table:table-row>
        <table:table-row table:style-name="ro1">
          <table:table-cell/>
          <table:table-cell office:value-type="float" office:value="0.124156" calcext:value-type="float">
            <text:p>0.124156</text:p>
          </table:table-cell>
          <table:table-cell office:value-type="float" office:value="2.92028" calcext:value-type="float">
            <text:p>2.92028</text:p>
          </table:table-cell>
          <table:table-cell/>
          <table:table-cell office:value-type="float" office:value="0.348957" calcext:value-type="float">
            <text:p>0.348957</text:p>
          </table:table-cell>
          <table:table-cell office:value-type="float" office:value="9.4835" calcext:value-type="float">
            <text:p>9.4835</text:p>
          </table:table-cell>
          <table:table-cell/>
          <table:table-cell office:value-type="float" office:value="0.251362" calcext:value-type="float">
            <text:p>0.251362</text:p>
          </table:table-cell>
          <table:table-cell office:value-type="float" office:value="7.22544" calcext:value-type="float">
            <text:p>7.22544</text:p>
          </table:table-cell>
        </table:table-row>
        <table:table-row table:style-name="ro1">
          <table:table-cell/>
          <table:table-cell office:value-type="float" office:value="0.124655" calcext:value-type="float">
            <text:p>0.124655</text:p>
          </table:table-cell>
          <table:table-cell office:value-type="float" office:value="2.6328" calcext:value-type="float">
            <text:p>2.6328</text:p>
          </table:table-cell>
          <table:table-cell/>
          <table:table-cell office:value-type="float" office:value="0.349047" calcext:value-type="float">
            <text:p>0.349047</text:p>
          </table:table-cell>
          <table:table-cell office:value-type="float" office:value="9.67591" calcext:value-type="float">
            <text:p>9.67591</text:p>
          </table:table-cell>
          <table:table-cell/>
          <table:table-cell office:value-type="float" office:value="0.404255" calcext:value-type="float">
            <text:p>0.404255</text:p>
          </table:table-cell>
          <table:table-cell office:value-type="float" office:value="11.1115" calcext:value-type="float">
            <text:p>11.1115</text:p>
          </table:table-cell>
        </table:table-row>
        <table:table-row table:style-name="ro1">
          <table:table-cell/>
          <table:table-cell office:value-type="float" office:value="0.125729" calcext:value-type="float">
            <text:p>0.125729</text:p>
          </table:table-cell>
          <table:table-cell office:value-type="float" office:value="3.40103" calcext:value-type="float">
            <text:p>3.40103</text:p>
          </table:table-cell>
          <table:table-cell/>
          <table:table-cell office:value-type="float" office:value="0.34795" calcext:value-type="float">
            <text:p>0.34795</text:p>
          </table:table-cell>
          <table:table-cell office:value-type="float" office:value="9.91314" calcext:value-type="float">
            <text:p>9.91314</text:p>
          </table:table-cell>
          <table:table-cell/>
          <table:table-cell office:value-type="float" office:value="0.250825" calcext:value-type="float">
            <text:p>0.250825</text:p>
          </table:table-cell>
          <table:table-cell office:value-type="float" office:value="9.06141" calcext:value-type="float">
            <text:p>9.06141</text:p>
          </table:table-cell>
        </table:table-row>
        <table:table-row table:style-name="ro1">
          <table:table-cell/>
          <table:table-cell office:value-type="float" office:value="0.12531" calcext:value-type="float">
            <text:p>0.12531</text:p>
          </table:table-cell>
          <table:table-cell office:value-type="float" office:value="2.79767" calcext:value-type="float">
            <text:p>2.79767</text:p>
          </table:table-cell>
          <table:table-cell/>
          <table:table-cell office:value-type="float" office:value="0.34804" calcext:value-type="float">
            <text:p>0.34804</text:p>
          </table:table-cell>
          <table:table-cell office:value-type="float" office:value="9.77851" calcext:value-type="float">
            <text:p>9.77851</text:p>
          </table:table-cell>
          <table:table-cell/>
          <table:table-cell office:value-type="float" office:value="0.402308" calcext:value-type="float">
            <text:p>0.402308</text:p>
          </table:table-cell>
          <table:table-cell office:value-type="float" office:value="15.8" calcext:value-type="float">
            <text:p>15.8</text:p>
          </table:table-cell>
        </table:table-row>
        <table:table-row table:style-name="ro1">
          <table:table-cell/>
          <table:table-cell office:value-type="float" office:value="0.125746" calcext:value-type="float">
            <text:p>0.125746</text:p>
          </table:table-cell>
          <table:table-cell office:value-type="float" office:value="2.71364" calcext:value-type="float">
            <text:p>2.71364</text:p>
          </table:table-cell>
          <table:table-cell/>
          <table:table-cell office:value-type="float" office:value="0.345364" calcext:value-type="float">
            <text:p>0.345364</text:p>
          </table:table-cell>
          <table:table-cell office:value-type="float" office:value="9.96605" calcext:value-type="float">
            <text:p>9.96605</text:p>
          </table:table-cell>
          <table:table-cell/>
          <table:table-cell office:value-type="float" office:value="0.250444" calcext:value-type="float">
            <text:p>0.250444</text:p>
          </table:table-cell>
          <table:table-cell office:value-type="float" office:value="7.37354" calcext:value-type="float">
            <text:p>7.37354</text:p>
          </table:table-cell>
        </table:table-row>
        <table:table-row table:style-name="ro1">
          <table:table-cell/>
          <table:table-cell office:value-type="float" office:value="0.126161" calcext:value-type="float">
            <text:p>0.126161</text:p>
          </table:table-cell>
          <table:table-cell office:value-type="float" office:value="2.8153" calcext:value-type="float">
            <text:p>2.8153</text:p>
          </table:table-cell>
          <table:table-cell/>
          <table:table-cell office:value-type="float" office:value="0.345393" calcext:value-type="float">
            <text:p>0.345393</text:p>
          </table:table-cell>
          <table:table-cell office:value-type="float" office:value="10.1257" calcext:value-type="float">
            <text:p>10.1257</text:p>
          </table:table-cell>
          <table:table-cell/>
          <table:table-cell office:value-type="float" office:value="0.406328" calcext:value-type="float">
            <text:p>0.406328</text:p>
          </table:table-cell>
          <table:table-cell office:value-type="float" office:value="16.281" calcext:value-type="float">
            <text:p>16.281</text:p>
          </table:table-cell>
        </table:table-row>
        <table:table-row table:style-name="ro1">
          <table:table-cell/>
          <table:table-cell office:value-type="float" office:value="0.12535" calcext:value-type="float">
            <text:p>0.12535</text:p>
          </table:table-cell>
          <table:table-cell office:value-type="float" office:value="3.27909" calcext:value-type="float">
            <text:p>3.27909</text:p>
          </table:table-cell>
          <table:table-cell/>
          <table:table-cell office:value-type="float" office:value="0.333908" calcext:value-type="float">
            <text:p>0.333908</text:p>
          </table:table-cell>
          <table:table-cell office:value-type="float" office:value="9.53111" calcext:value-type="float">
            <text:p>9.53111</text:p>
          </table:table-cell>
          <table:table-cell/>
          <table:table-cell office:value-type="float" office:value="0.251308" calcext:value-type="float">
            <text:p>0.251308</text:p>
          </table:table-cell>
          <table:table-cell office:value-type="float" office:value="7.61962" calcext:value-type="float">
            <text:p>7.61962</text:p>
          </table:table-cell>
        </table:table-row>
        <table:table-row table:style-name="ro1">
          <table:table-cell/>
          <table:table-cell office:value-type="float" office:value="0.124728" calcext:value-type="float">
            <text:p>0.124728</text:p>
          </table:table-cell>
          <table:table-cell office:value-type="float" office:value="2.40394" calcext:value-type="float">
            <text:p>2.40394</text:p>
          </table:table-cell>
          <table:table-cell/>
          <table:table-cell office:value-type="float" office:value="0.334345" calcext:value-type="float">
            <text:p>0.334345</text:p>
          </table:table-cell>
          <table:table-cell office:value-type="float" office:value="9.52996" calcext:value-type="float">
            <text:p>9.52996</text:p>
          </table:table-cell>
          <table:table-cell/>
          <table:table-cell office:value-type="float" office:value="0.417109" calcext:value-type="float">
            <text:p>0.417109</text:p>
          </table:table-cell>
          <table:table-cell office:value-type="float" office:value="16.3702" calcext:value-type="float">
            <text:p>16.3702</text:p>
          </table:table-cell>
        </table:table-row>
        <table:table-row table:style-name="ro1">
          <table:table-cell/>
          <table:table-cell office:value-type="float" office:value="0.124426" calcext:value-type="float">
            <text:p>0.124426</text:p>
          </table:table-cell>
          <table:table-cell office:value-type="float" office:value="2.27971" calcext:value-type="float">
            <text:p>2.27971</text:p>
          </table:table-cell>
          <table:table-cell/>
          <table:table-cell office:value-type="float" office:value="0.366742" calcext:value-type="float">
            <text:p>0.366742</text:p>
          </table:table-cell>
          <table:table-cell office:value-type="float" office:value="10.5633" calcext:value-type="float">
            <text:p>10.5633</text:p>
          </table:table-cell>
          <table:table-cell/>
          <table:table-cell office:value-type="float" office:value="0.231886" calcext:value-type="float">
            <text:p>0.231886</text:p>
          </table:table-cell>
          <table:table-cell office:value-type="float" office:value="7.09234" calcext:value-type="float">
            <text:p>7.09234</text:p>
          </table:table-cell>
        </table:table-row>
        <table:table-row table:style-name="ro1">
          <table:table-cell/>
          <table:table-cell office:value-type="float" office:value="0.125211" calcext:value-type="float">
            <text:p>0.125211</text:p>
          </table:table-cell>
          <table:table-cell office:value-type="float" office:value="3.05542" calcext:value-type="float">
            <text:p>3.05542</text:p>
          </table:table-cell>
          <table:table-cell/>
          <table:table-cell office:value-type="float" office:value="0.35376" calcext:value-type="float">
            <text:p>0.35376</text:p>
          </table:table-cell>
          <table:table-cell office:value-type="float" office:value="10.172" calcext:value-type="float">
            <text:p>10.172</text:p>
          </table:table-cell>
          <table:table-cell/>
          <table:table-cell office:value-type="float" office:value="0.38876" calcext:value-type="float">
            <text:p>0.38876</text:p>
          </table:table-cell>
          <table:table-cell office:value-type="float" office:value="15.3976" calcext:value-type="float">
            <text:p>15.397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11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71082" calcext:value-type="float">
            <text:p>0.0871082</text:p>
          </table:table-cell>
          <table:table-cell office:value-type="float" office:value="2.3122" calcext:value-type="float">
            <text:p>2.3122</text:p>
          </table:table-cell>
          <table:table-cell/>
          <table:table-cell office:value-type="float" office:value="0.251313" calcext:value-type="float">
            <text:p>0.251313</text:p>
          </table:table-cell>
          <table:table-cell office:value-type="float" office:value="5.75639" calcext:value-type="float">
            <text:p>5.75639</text:p>
          </table:table-cell>
          <table:table-cell/>
          <table:table-cell office:value-type="float" office:value="0.220663" calcext:value-type="float">
            <text:p>0.220663</text:p>
          </table:table-cell>
          <table:table-cell office:value-type="float" office:value="5.87976" calcext:value-type="float">
            <text:p>5.87976</text:p>
          </table:table-cell>
        </table:table-row>
        <table:table-row table:style-name="ro1">
          <table:table-cell/>
          <table:table-cell office:value-type="float" office:value="0.0866419" calcext:value-type="float">
            <text:p>0.0866419</text:p>
          </table:table-cell>
          <table:table-cell office:value-type="float" office:value="1.92916" calcext:value-type="float">
            <text:p>1.92916</text:p>
          </table:table-cell>
          <table:table-cell/>
          <table:table-cell office:value-type="float" office:value="0.259301" calcext:value-type="float">
            <text:p>0.259301</text:p>
          </table:table-cell>
          <table:table-cell office:value-type="float" office:value="5.97779" calcext:value-type="float">
            <text:p>5.97779</text:p>
          </table:table-cell>
          <table:table-cell/>
          <table:table-cell office:value-type="float" office:value="0.217645" calcext:value-type="float">
            <text:p>0.217645</text:p>
          </table:table-cell>
          <table:table-cell office:value-type="float" office:value="5.78059" calcext:value-type="float">
            <text:p>5.78059</text:p>
          </table:table-cell>
        </table:table-row>
        <table:table-row table:style-name="ro1">
          <table:table-cell/>
          <table:table-cell office:value-type="float" office:value="0.0885886" calcext:value-type="float">
            <text:p>0.0885886</text:p>
          </table:table-cell>
          <table:table-cell office:value-type="float" office:value="2.19681" calcext:value-type="float">
            <text:p>2.19681</text:p>
          </table:table-cell>
          <table:table-cell/>
          <table:table-cell office:value-type="float" office:value="0.225667" calcext:value-type="float">
            <text:p>0.225667</text:p>
          </table:table-cell>
          <table:table-cell office:value-type="float" office:value="6.26944" calcext:value-type="float">
            <text:p>6.26944</text:p>
          </table:table-cell>
          <table:table-cell/>
          <table:table-cell office:value-type="float" office:value="0.153072" calcext:value-type="float">
            <text:p>0.153072</text:p>
          </table:table-cell>
          <table:table-cell office:value-type="float" office:value="3.56202" calcext:value-type="float">
            <text:p>3.56202</text:p>
          </table:table-cell>
        </table:table-row>
        <table:table-row table:style-name="ro1">
          <table:table-cell/>
          <table:table-cell office:value-type="float" office:value="0.0886072" calcext:value-type="float">
            <text:p>0.0886072</text:p>
          </table:table-cell>
          <table:table-cell office:value-type="float" office:value="2.40796" calcext:value-type="float">
            <text:p>2.40796</text:p>
          </table:table-cell>
          <table:table-cell/>
          <table:table-cell office:value-type="float" office:value="0.224427" calcext:value-type="float">
            <text:p>0.224427</text:p>
          </table:table-cell>
          <table:table-cell office:value-type="float" office:value="6.27134" calcext:value-type="float">
            <text:p>6.27134</text:p>
          </table:table-cell>
          <table:table-cell/>
          <table:table-cell office:value-type="float" office:value="0.254969" calcext:value-type="float">
            <text:p>0.254969</text:p>
          </table:table-cell>
          <table:table-cell office:value-type="float" office:value="6.90645" calcext:value-type="float">
            <text:p>6.90645</text:p>
          </table:table-cell>
        </table:table-row>
        <table:table-row table:style-name="ro1">
          <table:table-cell/>
          <table:table-cell office:value-type="float" office:value="0.0907566" calcext:value-type="float">
            <text:p>0.0907566</text:p>
          </table:table-cell>
          <table:table-cell office:value-type="float" office:value="2.12001" calcext:value-type="float">
            <text:p>2.12001</text:p>
          </table:table-cell>
          <table:table-cell/>
          <table:table-cell office:value-type="float" office:value="0.228404" calcext:value-type="float">
            <text:p>0.228404</text:p>
          </table:table-cell>
          <table:table-cell office:value-type="float" office:value="5.57924" calcext:value-type="float">
            <text:p>5.57924</text:p>
          </table:table-cell>
          <table:table-cell/>
          <table:table-cell office:value-type="float" office:value="0.161962" calcext:value-type="float">
            <text:p>0.161962</text:p>
          </table:table-cell>
          <table:table-cell office:value-type="float" office:value="3.87635" calcext:value-type="float">
            <text:p>3.87635</text:p>
          </table:table-cell>
        </table:table-row>
        <table:table-row table:style-name="ro1">
          <table:table-cell/>
          <table:table-cell office:value-type="float" office:value="0.0904146" calcext:value-type="float">
            <text:p>0.0904146</text:p>
          </table:table-cell>
          <table:table-cell office:value-type="float" office:value="2.14355" calcext:value-type="float">
            <text:p>2.14355</text:p>
          </table:table-cell>
          <table:table-cell/>
          <table:table-cell office:value-type="float" office:value="0.228512" calcext:value-type="float">
            <text:p>0.228512</text:p>
          </table:table-cell>
          <table:table-cell office:value-type="float" office:value="5.675" calcext:value-type="float">
            <text:p>5.675</text:p>
          </table:table-cell>
          <table:table-cell/>
          <table:table-cell office:value-type="float" office:value="0.262929" calcext:value-type="float">
            <text:p>0.262929</text:p>
          </table:table-cell>
          <table:table-cell office:value-type="float" office:value="7.54705" calcext:value-type="float">
            <text:p>7.54705</text:p>
          </table:table-cell>
        </table:table-row>
        <table:table-row table:style-name="ro1">
          <table:table-cell/>
          <table:table-cell office:value-type="float" office:value="0.0906202" calcext:value-type="float">
            <text:p>0.0906202</text:p>
          </table:table-cell>
          <table:table-cell office:value-type="float" office:value="1.97352" calcext:value-type="float">
            <text:p>1.97352</text:p>
          </table:table-cell>
          <table:table-cell/>
          <table:table-cell office:value-type="float" office:value="0.230344" calcext:value-type="float">
            <text:p>0.230344</text:p>
          </table:table-cell>
          <table:table-cell office:value-type="float" office:value="5.86868" calcext:value-type="float">
            <text:p>5.86868</text:p>
          </table:table-cell>
          <table:table-cell/>
          <table:table-cell office:value-type="float" office:value="0.164423" calcext:value-type="float">
            <text:p>0.164423</text:p>
          </table:table-cell>
          <table:table-cell office:value-type="float" office:value="3.89834" calcext:value-type="float">
            <text:p>3.89834</text:p>
          </table:table-cell>
        </table:table-row>
        <table:table-row table:style-name="ro1">
          <table:table-cell/>
          <table:table-cell office:value-type="float" office:value="0.0908845" calcext:value-type="float">
            <text:p>0.0908845</text:p>
          </table:table-cell>
          <table:table-cell office:value-type="float" office:value="2.37945" calcext:value-type="float">
            <text:p>2.37945</text:p>
          </table:table-cell>
          <table:table-cell/>
          <table:table-cell office:value-type="float" office:value="0.230404" calcext:value-type="float">
            <text:p>0.230404</text:p>
          </table:table-cell>
          <table:table-cell office:value-type="float" office:value="6.07822" calcext:value-type="float">
            <text:p>6.07822</text:p>
          </table:table-cell>
          <table:table-cell/>
          <table:table-cell office:value-type="float" office:value="0.267341" calcext:value-type="float">
            <text:p>0.267341</text:p>
          </table:table-cell>
          <table:table-cell office:value-type="float" office:value="8.77996" calcext:value-type="float">
            <text:p>8.77996</text:p>
          </table:table-cell>
        </table:table-row>
        <table:table-row table:style-name="ro1">
          <table:table-cell/>
          <table:table-cell office:value-type="float" office:value="0.0915264" calcext:value-type="float">
            <text:p>0.0915264</text:p>
          </table:table-cell>
          <table:table-cell office:value-type="float" office:value="2.26578" calcext:value-type="float">
            <text:p>2.26578</text:p>
          </table:table-cell>
          <table:table-cell/>
          <table:table-cell office:value-type="float" office:value="0.230651" calcext:value-type="float">
            <text:p>0.230651</text:p>
          </table:table-cell>
          <table:table-cell office:value-type="float" office:value="5.1833" calcext:value-type="float">
            <text:p>5.1833</text:p>
          </table:table-cell>
          <table:table-cell/>
          <table:table-cell office:value-type="float" office:value="0.165477" calcext:value-type="float">
            <text:p>0.165477</text:p>
          </table:table-cell>
          <table:table-cell office:value-type="float" office:value="3.91593" calcext:value-type="float">
            <text:p>3.91593</text:p>
          </table:table-cell>
        </table:table-row>
        <table:table-row table:style-name="ro1">
          <table:table-cell/>
          <table:table-cell office:value-type="float" office:value="0.0911897" calcext:value-type="float">
            <text:p>0.0911897</text:p>
          </table:table-cell>
          <table:table-cell office:value-type="float" office:value="2.11603" calcext:value-type="float">
            <text:p>2.11603</text:p>
          </table:table-cell>
          <table:table-cell/>
          <table:table-cell office:value-type="float" office:value="0.230666" calcext:value-type="float">
            <text:p>0.230666</text:p>
          </table:table-cell>
          <table:table-cell office:value-type="float" office:value="5.26943" calcext:value-type="float">
            <text:p>5.26943</text:p>
          </table:table-cell>
          <table:table-cell/>
          <table:table-cell office:value-type="float" office:value="0.267636" calcext:value-type="float">
            <text:p>0.267636</text:p>
          </table:table-cell>
          <table:table-cell office:value-type="float" office:value="8.07121" calcext:value-type="float">
            <text:p>8.07121</text:p>
          </table:table-cell>
        </table:table-row>
        <table:table-row table:style-name="ro1">
          <table:table-cell/>
          <table:table-cell office:value-type="float" office:value="0.0916484" calcext:value-type="float">
            <text:p>0.0916484</text:p>
          </table:table-cell>
          <table:table-cell office:value-type="float" office:value="2.49682" calcext:value-type="float">
            <text:p>2.49682</text:p>
          </table:table-cell>
          <table:table-cell/>
          <table:table-cell office:value-type="float" office:value="0.228504" calcext:value-type="float">
            <text:p>0.228504</text:p>
          </table:table-cell>
          <table:table-cell office:value-type="float" office:value="5.58178" calcext:value-type="float">
            <text:p>5.58178</text:p>
          </table:table-cell>
          <table:table-cell/>
          <table:table-cell office:value-type="float" office:value="0.16409" calcext:value-type="float">
            <text:p>0.16409</text:p>
          </table:table-cell>
          <table:table-cell office:value-type="float" office:value="3.74681" calcext:value-type="float">
            <text:p>3.74681</text:p>
          </table:table-cell>
        </table:table-row>
        <table:table-row table:style-name="ro1">
          <table:table-cell/>
          <table:table-cell office:value-type="float" office:value="0.0918891" calcext:value-type="float">
            <text:p>0.0918891</text:p>
          </table:table-cell>
          <table:table-cell office:value-type="float" office:value="2.52292" calcext:value-type="float">
            <text:p>2.52292</text:p>
          </table:table-cell>
          <table:table-cell/>
          <table:table-cell office:value-type="float" office:value="0.228596" calcext:value-type="float">
            <text:p>0.228596</text:p>
          </table:table-cell>
          <table:table-cell office:value-type="float" office:value="5.63679" calcext:value-type="float">
            <text:p>5.63679</text:p>
          </table:table-cell>
          <table:table-cell/>
          <table:table-cell office:value-type="float" office:value="0.263401" calcext:value-type="float">
            <text:p>0.263401</text:p>
          </table:table-cell>
          <table:table-cell office:value-type="float" office:value="7.313" calcext:value-type="float">
            <text:p>7.313</text:p>
          </table:table-cell>
        </table:table-row>
        <table:table-row table:style-name="ro1">
          <table:table-cell/>
          <table:table-cell office:value-type="float" office:value="0.0920187" calcext:value-type="float">
            <text:p>0.0920187</text:p>
          </table:table-cell>
          <table:table-cell office:value-type="float" office:value="2.30936" calcext:value-type="float">
            <text:p>2.30936</text:p>
          </table:table-cell>
          <table:table-cell/>
          <table:table-cell office:value-type="float" office:value="0.222023" calcext:value-type="float">
            <text:p>0.222023</text:p>
          </table:table-cell>
          <table:table-cell office:value-type="float" office:value="5.51851" calcext:value-type="float">
            <text:p>5.51851</text:p>
          </table:table-cell>
          <table:table-cell/>
          <table:table-cell office:value-type="float" office:value="0.162606" calcext:value-type="float">
            <text:p>0.162606</text:p>
          </table:table-cell>
          <table:table-cell office:value-type="float" office:value="4.37666" calcext:value-type="float">
            <text:p>4.37666</text:p>
          </table:table-cell>
        </table:table-row>
        <table:table-row table:style-name="ro1">
          <table:table-cell/>
          <table:table-cell office:value-type="float" office:value="0.0917601" calcext:value-type="float">
            <text:p>0.0917601</text:p>
          </table:table-cell>
          <table:table-cell office:value-type="float" office:value="2.15427" calcext:value-type="float">
            <text:p>2.15427</text:p>
          </table:table-cell>
          <table:table-cell/>
          <table:table-cell office:value-type="float" office:value="0.222913" calcext:value-type="float">
            <text:p>0.222913</text:p>
          </table:table-cell>
          <table:table-cell office:value-type="float" office:value="5.58673" calcext:value-type="float">
            <text:p>5.58673</text:p>
          </table:table-cell>
          <table:table-cell/>
          <table:table-cell office:value-type="float" office:value="0.274033" calcext:value-type="float">
            <text:p>0.274033</text:p>
          </table:table-cell>
          <table:table-cell office:value-type="float" office:value="8.16833" calcext:value-type="float">
            <text:p>8.16833</text:p>
          </table:table-cell>
        </table:table-row>
        <table:table-row table:style-name="ro1">
          <table:table-cell/>
          <table:table-cell office:value-type="float" office:value="0.0920335" calcext:value-type="float">
            <text:p>0.0920335</text:p>
          </table:table-cell>
          <table:table-cell office:value-type="float" office:value="2.06252" calcext:value-type="float">
            <text:p>2.06252</text:p>
          </table:table-cell>
          <table:table-cell/>
          <table:table-cell office:value-type="float" office:value="0.252248" calcext:value-type="float">
            <text:p>0.252248</text:p>
          </table:table-cell>
          <table:table-cell office:value-type="float" office:value="6.65765" calcext:value-type="float">
            <text:p>6.65765</text:p>
          </table:table-cell>
          <table:table-cell/>
          <table:table-cell office:value-type="float" office:value="0.152722" calcext:value-type="float">
            <text:p>0.152722</text:p>
          </table:table-cell>
          <table:table-cell office:value-type="float" office:value="4.07434" calcext:value-type="float">
            <text:p>4.07434</text:p>
          </table:table-cell>
        </table:table-row>
        <table:table-row table:style-name="ro1">
          <table:table-cell/>
          <table:table-cell office:value-type="float" office:value="0.0924385" calcext:value-type="float">
            <text:p>0.0924385</text:p>
          </table:table-cell>
          <table:table-cell office:value-type="float" office:value="2.24463" calcext:value-type="float">
            <text:p>2.24463</text:p>
          </table:table-cell>
          <table:table-cell/>
          <table:table-cell office:value-type="float" office:value="0.243938" calcext:value-type="float">
            <text:p>0.243938</text:p>
          </table:table-cell>
          <table:table-cell office:value-type="float" office:value="6.45783" calcext:value-type="float">
            <text:p>6.45783</text:p>
          </table:table-cell>
          <table:table-cell/>
          <table:table-cell office:value-type="float" office:value="0.255589" calcext:value-type="float">
            <text:p>0.255589</text:p>
          </table:table-cell>
          <table:table-cell office:value-type="float" office:value="7.55653" calcext:value-type="float">
            <text:p>7.5565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12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11119" calcext:value-type="float">
            <text:p>0.0611119</text:p>
          </table:table-cell>
          <table:table-cell office:value-type="float" office:value="1.3663" calcext:value-type="float">
            <text:p>1.3663</text:p>
          </table:table-cell>
          <table:table-cell/>
          <table:table-cell office:value-type="float" office:value="0.168168" calcext:value-type="float">
            <text:p>0.168168</text:p>
          </table:table-cell>
          <table:table-cell office:value-type="float" office:value="4.04972" calcext:value-type="float">
            <text:p>4.04972</text:p>
          </table:table-cell>
          <table:table-cell/>
          <table:table-cell office:value-type="float" office:value="0.146774" calcext:value-type="float">
            <text:p>0.146774</text:p>
          </table:table-cell>
          <table:table-cell office:value-type="float" office:value="3.83258" calcext:value-type="float">
            <text:p>3.83258</text:p>
          </table:table-cell>
        </table:table-row>
        <table:table-row table:style-name="ro1">
          <table:table-cell/>
          <table:table-cell office:value-type="float" office:value="0.0609638" calcext:value-type="float">
            <text:p>0.0609638</text:p>
          </table:table-cell>
          <table:table-cell office:value-type="float" office:value="1.47786" calcext:value-type="float">
            <text:p>1.47786</text:p>
          </table:table-cell>
          <table:table-cell/>
          <table:table-cell office:value-type="float" office:value="0.173283" calcext:value-type="float">
            <text:p>0.173283</text:p>
          </table:table-cell>
          <table:table-cell office:value-type="float" office:value="4.20548" calcext:value-type="float">
            <text:p>4.20548</text:p>
          </table:table-cell>
          <table:table-cell/>
          <table:table-cell office:value-type="float" office:value="0.144861" calcext:value-type="float">
            <text:p>0.144861</text:p>
          </table:table-cell>
          <table:table-cell office:value-type="float" office:value="3.76793" calcext:value-type="float">
            <text:p>3.76793</text:p>
          </table:table-cell>
        </table:table-row>
        <table:table-row table:style-name="ro1">
          <table:table-cell/>
          <table:table-cell office:value-type="float" office:value="0.0623035" calcext:value-type="float">
            <text:p>0.0623035</text:p>
          </table:table-cell>
          <table:table-cell office:value-type="float" office:value="1.55305" calcext:value-type="float">
            <text:p>1.55305</text:p>
          </table:table-cell>
          <table:table-cell/>
          <table:table-cell office:value-type="float" office:value="0.146385" calcext:value-type="float">
            <text:p>0.146385</text:p>
          </table:table-cell>
          <table:table-cell office:value-type="float" office:value="3.46449" calcext:value-type="float">
            <text:p>3.46449</text:p>
          </table:table-cell>
          <table:table-cell/>
          <table:table-cell office:value-type="float" office:value="0.101365" calcext:value-type="float">
            <text:p>0.101365</text:p>
          </table:table-cell>
          <table:table-cell office:value-type="float" office:value="2.87021" calcext:value-type="float">
            <text:p>2.87021</text:p>
          </table:table-cell>
        </table:table-row>
        <table:table-row table:style-name="ro1">
          <table:table-cell/>
          <table:table-cell office:value-type="float" office:value="0.0621909" calcext:value-type="float">
            <text:p>0.0621909</text:p>
          </table:table-cell>
          <table:table-cell office:value-type="float" office:value="1.50374" calcext:value-type="float">
            <text:p>1.50374</text:p>
          </table:table-cell>
          <table:table-cell/>
          <table:table-cell office:value-type="float" office:value="0.145309" calcext:value-type="float">
            <text:p>0.145309</text:p>
          </table:table-cell>
          <table:table-cell office:value-type="float" office:value="3.45956" calcext:value-type="float">
            <text:p>3.45956</text:p>
          </table:table-cell>
          <table:table-cell/>
          <table:table-cell office:value-type="float" office:value="0.168952" calcext:value-type="float">
            <text:p>0.168952</text:p>
          </table:table-cell>
          <table:table-cell office:value-type="float" office:value="5.75476" calcext:value-type="float">
            <text:p>5.75476</text:p>
          </table:table-cell>
        </table:table-row>
        <table:table-row table:style-name="ro1">
          <table:table-cell/>
          <table:table-cell office:value-type="float" office:value="0.0637084" calcext:value-type="float">
            <text:p>0.0637084</text:p>
          </table:table-cell>
          <table:table-cell office:value-type="float" office:value="1.63768" calcext:value-type="float">
            <text:p>1.63768</text:p>
          </table:table-cell>
          <table:table-cell/>
          <table:table-cell office:value-type="float" office:value="0.149543" calcext:value-type="float">
            <text:p>0.149543</text:p>
          </table:table-cell>
          <table:table-cell office:value-type="float" office:value="3.72581" calcext:value-type="float">
            <text:p>3.72581</text:p>
          </table:table-cell>
          <table:table-cell/>
          <table:table-cell office:value-type="float" office:value="0.106494" calcext:value-type="float">
            <text:p>0.106494</text:p>
          </table:table-cell>
          <table:table-cell office:value-type="float" office:value="2.73584" calcext:value-type="float">
            <text:p>2.73584</text:p>
          </table:table-cell>
        </table:table-row>
        <table:table-row table:style-name="ro1">
          <table:table-cell/>
          <table:table-cell office:value-type="float" office:value="0.063625" calcext:value-type="float">
            <text:p>0.063625</text:p>
          </table:table-cell>
          <table:table-cell office:value-type="float" office:value="1.66255" calcext:value-type="float">
            <text:p>1.66255</text:p>
          </table:table-cell>
          <table:table-cell/>
          <table:table-cell office:value-type="float" office:value="0.149527" calcext:value-type="float">
            <text:p>0.149527</text:p>
          </table:table-cell>
          <table:table-cell office:value-type="float" office:value="3.62067" calcext:value-type="float">
            <text:p>3.62067</text:p>
          </table:table-cell>
          <table:table-cell/>
          <table:table-cell office:value-type="float" office:value="0.173628" calcext:value-type="float">
            <text:p>0.173628</text:p>
          </table:table-cell>
          <table:table-cell office:value-type="float" office:value="5.33757" calcext:value-type="float">
            <text:p>5.33757</text:p>
          </table:table-cell>
        </table:table-row>
        <table:table-row table:style-name="ro1">
          <table:table-cell/>
          <table:table-cell office:value-type="float" office:value="0.0637297" calcext:value-type="float">
            <text:p>0.0637297</text:p>
          </table:table-cell>
          <table:table-cell office:value-type="float" office:value="1.61763" calcext:value-type="float">
            <text:p>1.61763</text:p>
          </table:table-cell>
          <table:table-cell/>
          <table:table-cell office:value-type="float" office:value="0.150044" calcext:value-type="float">
            <text:p>0.150044</text:p>
          </table:table-cell>
          <table:table-cell office:value-type="float" office:value="4.7083" calcext:value-type="float">
            <text:p>4.7083</text:p>
          </table:table-cell>
          <table:table-cell/>
          <table:table-cell office:value-type="float" office:value="0.107626" calcext:value-type="float">
            <text:p>0.107626</text:p>
          </table:table-cell>
          <table:table-cell office:value-type="float" office:value="2.82526" calcext:value-type="float">
            <text:p>2.82526</text:p>
          </table:table-cell>
        </table:table-row>
        <table:table-row table:style-name="ro1">
          <table:table-cell/>
          <table:table-cell office:value-type="float" office:value="0.0638319" calcext:value-type="float">
            <text:p>0.0638319</text:p>
          </table:table-cell>
          <table:table-cell office:value-type="float" office:value="1.52581" calcext:value-type="float">
            <text:p>1.52581</text:p>
          </table:table-cell>
          <table:table-cell/>
          <table:table-cell office:value-type="float" office:value="0.150082" calcext:value-type="float">
            <text:p>0.150082</text:p>
          </table:table-cell>
          <table:table-cell office:value-type="float" office:value="4.71876" calcext:value-type="float">
            <text:p>4.71876</text:p>
          </table:table-cell>
          <table:table-cell/>
          <table:table-cell office:value-type="float" office:value="0.174965" calcext:value-type="float">
            <text:p>0.174965</text:p>
          </table:table-cell>
          <table:table-cell office:value-type="float" office:value="5.8925" calcext:value-type="float">
            <text:p>5.8925</text:p>
          </table:table-cell>
        </table:table-row>
        <table:table-row table:style-name="ro1">
          <table:table-cell/>
          <table:table-cell office:value-type="float" office:value="0.0641362" calcext:value-type="float">
            <text:p>0.0641362</text:p>
          </table:table-cell>
          <table:table-cell office:value-type="float" office:value="1.53944" calcext:value-type="float">
            <text:p>1.53944</text:p>
          </table:table-cell>
          <table:table-cell/>
          <table:table-cell office:value-type="float" office:value="0.150783" calcext:value-type="float">
            <text:p>0.150783</text:p>
          </table:table-cell>
          <table:table-cell office:value-type="float" office:value="3.70041" calcext:value-type="float">
            <text:p>3.70041</text:p>
          </table:table-cell>
          <table:table-cell/>
          <table:table-cell office:value-type="float" office:value="0.107795" calcext:value-type="float">
            <text:p>0.107795</text:p>
          </table:table-cell>
          <table:table-cell office:value-type="float" office:value="2.60516" calcext:value-type="float">
            <text:p>2.60516</text:p>
          </table:table-cell>
        </table:table-row>
        <table:table-row table:style-name="ro1">
          <table:table-cell/>
          <table:table-cell office:value-type="float" office:value="0.0639665" calcext:value-type="float">
            <text:p>0.0639665</text:p>
          </table:table-cell>
          <table:table-cell office:value-type="float" office:value="1.70082" calcext:value-type="float">
            <text:p>1.70082</text:p>
          </table:table-cell>
          <table:table-cell/>
          <table:table-cell office:value-type="float" office:value="0.150796" calcext:value-type="float">
            <text:p>0.150796</text:p>
          </table:table-cell>
          <table:table-cell office:value-type="float" office:value="3.76646" calcext:value-type="float">
            <text:p>3.76646</text:p>
          </table:table-cell>
          <table:table-cell/>
          <table:table-cell office:value-type="float" office:value="0.175448" calcext:value-type="float">
            <text:p>0.175448</text:p>
          </table:table-cell>
          <table:table-cell office:value-type="float" office:value="5.40989" calcext:value-type="float">
            <text:p>5.40989</text:p>
          </table:table-cell>
        </table:table-row>
        <table:table-row table:style-name="ro1">
          <table:table-cell/>
          <table:table-cell office:value-type="float" office:value="0.0642684" calcext:value-type="float">
            <text:p>0.0642684</text:p>
          </table:table-cell>
          <table:table-cell office:value-type="float" office:value="1.78448" calcext:value-type="float">
            <text:p>1.78448</text:p>
          </table:table-cell>
          <table:table-cell/>
          <table:table-cell office:value-type="float" office:value="0.150856" calcext:value-type="float">
            <text:p>0.150856</text:p>
          </table:table-cell>
          <table:table-cell office:value-type="float" office:value="3.86265" calcext:value-type="float">
            <text:p>3.86265</text:p>
          </table:table-cell>
          <table:table-cell/>
          <table:table-cell office:value-type="float" office:value="0.107517" calcext:value-type="float">
            <text:p>0.107517</text:p>
          </table:table-cell>
          <table:table-cell office:value-type="float" office:value="2.63928" calcext:value-type="float">
            <text:p>2.63928</text:p>
          </table:table-cell>
        </table:table-row>
        <table:table-row table:style-name="ro1">
          <table:table-cell/>
          <table:table-cell office:value-type="float" office:value="0.0643805" calcext:value-type="float">
            <text:p>0.0643805</text:p>
          </table:table-cell>
          <table:table-cell office:value-type="float" office:value="1.7651" calcext:value-type="float">
            <text:p>1.7651</text:p>
          </table:table-cell>
          <table:table-cell/>
          <table:table-cell office:value-type="float" office:value="0.150932" calcext:value-type="float">
            <text:p>0.150932</text:p>
          </table:table-cell>
          <table:table-cell office:value-type="float" office:value="3.9502" calcext:value-type="float">
            <text:p>3.9502</text:p>
          </table:table-cell>
          <table:table-cell/>
          <table:table-cell office:value-type="float" office:value="0.173466" calcext:value-type="float">
            <text:p>0.173466</text:p>
          </table:table-cell>
          <table:table-cell office:value-type="float" office:value="5.12656" calcext:value-type="float">
            <text:p>5.12656</text:p>
          </table:table-cell>
        </table:table-row>
        <table:table-row table:style-name="ro1">
          <table:table-cell/>
          <table:table-cell office:value-type="float" office:value="0.0649273" calcext:value-type="float">
            <text:p>0.0649273</text:p>
          </table:table-cell>
          <table:table-cell office:value-type="float" office:value="2.15689" calcext:value-type="float">
            <text:p>2.15689</text:p>
          </table:table-cell>
          <table:table-cell/>
          <table:table-cell office:value-type="float" office:value="0.147542" calcext:value-type="float">
            <text:p>0.147542</text:p>
          </table:table-cell>
          <table:table-cell office:value-type="float" office:value="3.78757" calcext:value-type="float">
            <text:p>3.78757</text:p>
          </table:table-cell>
          <table:table-cell/>
          <table:table-cell office:value-type="float" office:value="0.10725" calcext:value-type="float">
            <text:p>0.10725</text:p>
          </table:table-cell>
          <table:table-cell office:value-type="float" office:value="3.70805" calcext:value-type="float">
            <text:p>3.70805</text:p>
          </table:table-cell>
        </table:table-row>
        <table:table-row table:style-name="ro1">
          <table:table-cell/>
          <table:table-cell office:value-type="float" office:value="0.0648706" calcext:value-type="float">
            <text:p>0.0648706</text:p>
          </table:table-cell>
          <table:table-cell office:value-type="float" office:value="1.538" calcext:value-type="float">
            <text:p>1.538</text:p>
          </table:table-cell>
          <table:table-cell/>
          <table:table-cell office:value-type="float" office:value="0.148444" calcext:value-type="float">
            <text:p>0.148444</text:p>
          </table:table-cell>
          <table:table-cell office:value-type="float" office:value="3.77993" calcext:value-type="float">
            <text:p>3.77993</text:p>
          </table:table-cell>
          <table:table-cell/>
          <table:table-cell office:value-type="float" office:value="0.182397" calcext:value-type="float">
            <text:p>0.182397</text:p>
          </table:table-cell>
          <table:table-cell office:value-type="float" office:value="5.18566" calcext:value-type="float">
            <text:p>5.18566</text:p>
          </table:table-cell>
        </table:table-row>
        <table:table-row table:style-name="ro1">
          <table:table-cell/>
          <table:table-cell office:value-type="float" office:value="0.0655996" calcext:value-type="float">
            <text:p>0.0655996</text:p>
          </table:table-cell>
          <table:table-cell office:value-type="float" office:value="1.80725" calcext:value-type="float">
            <text:p>1.80725</text:p>
          </table:table-cell>
          <table:table-cell/>
          <table:table-cell office:value-type="float" office:value="0.17531" calcext:value-type="float">
            <text:p>0.17531</text:p>
          </table:table-cell>
          <table:table-cell office:value-type="float" office:value="5.09185" calcext:value-type="float">
            <text:p>5.09185</text:p>
          </table:table-cell>
          <table:table-cell/>
          <table:table-cell office:value-type="float" office:value="0.101641" calcext:value-type="float">
            <text:p>0.101641</text:p>
          </table:table-cell>
          <table:table-cell office:value-type="float" office:value="2.97122" calcext:value-type="float">
            <text:p>2.97122</text:p>
          </table:table-cell>
        </table:table-row>
        <table:table-row table:style-name="ro1">
          <table:table-cell/>
          <table:table-cell office:value-type="float" office:value="0.0656927" calcext:value-type="float">
            <text:p>0.0656927</text:p>
          </table:table-cell>
          <table:table-cell office:value-type="float" office:value="1.55858" calcext:value-type="float">
            <text:p>1.55858</text:p>
          </table:table-cell>
          <table:table-cell/>
          <table:table-cell office:value-type="float" office:value="0.169823" calcext:value-type="float">
            <text:p>0.169823</text:p>
          </table:table-cell>
          <table:table-cell office:value-type="float" office:value="5.10042" calcext:value-type="float">
            <text:p>5.10042</text:p>
          </table:table-cell>
          <table:table-cell/>
          <table:table-cell office:value-type="float" office:value="0.17158" calcext:value-type="float">
            <text:p>0.17158</text:p>
          </table:table-cell>
          <table:table-cell office:value-type="float" office:value="5.02187" calcext:value-type="float">
            <text:p>5.0218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13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402743" calcext:value-type="float">
            <text:p>0.0402743</text:p>
          </table:table-cell>
          <table:table-cell office:value-type="float" office:value="1.26576" calcext:value-type="float">
            <text:p>1.26576</text:p>
          </table:table-cell>
          <table:table-cell/>
          <table:table-cell office:value-type="float" office:value="0.108634" calcext:value-type="float">
            <text:p>0.108634</text:p>
          </table:table-cell>
          <table:table-cell office:value-type="float" office:value="3.21442" calcext:value-type="float">
            <text:p>3.21442</text:p>
          </table:table-cell>
          <table:table-cell/>
          <table:table-cell office:value-type="float" office:value="0.0949912" calcext:value-type="float">
            <text:p>0.0949912</text:p>
          </table:table-cell>
          <table:table-cell office:value-type="float" office:value="2.72746" calcext:value-type="float">
            <text:p>2.72746</text:p>
          </table:table-cell>
        </table:table-row>
        <table:table-row table:style-name="ro1">
          <table:table-cell/>
          <table:table-cell office:value-type="float" office:value="0.0402505" calcext:value-type="float">
            <text:p>0.0402505</text:p>
          </table:table-cell>
          <table:table-cell office:value-type="float" office:value="1.2975" calcext:value-type="float">
            <text:p>1.2975</text:p>
          </table:table-cell>
          <table:table-cell/>
          <table:table-cell office:value-type="float" office:value="0.111755" calcext:value-type="float">
            <text:p>0.111755</text:p>
          </table:table-cell>
          <table:table-cell office:value-type="float" office:value="3.33805" calcext:value-type="float">
            <text:p>3.33805</text:p>
          </table:table-cell>
          <table:table-cell/>
          <table:table-cell office:value-type="float" office:value="0.0937696" calcext:value-type="float">
            <text:p>0.0937696</text:p>
          </table:table-cell>
          <table:table-cell office:value-type="float" office:value="2.68146" calcext:value-type="float">
            <text:p>2.68146</text:p>
          </table:table-cell>
        </table:table-row>
        <table:table-row table:style-name="ro1">
          <table:table-cell/>
          <table:table-cell office:value-type="float" office:value="0.0410285" calcext:value-type="float">
            <text:p>0.0410285</text:p>
          </table:table-cell>
          <table:table-cell office:value-type="float" office:value="1.15603" calcext:value-type="float">
            <text:p>1.15603</text:p>
          </table:table-cell>
          <table:table-cell/>
          <table:table-cell office:value-type="float" office:value="0.0915451" calcext:value-type="float">
            <text:p>0.0915451</text:p>
          </table:table-cell>
          <table:table-cell office:value-type="float" office:value="2.24032" calcext:value-type="float">
            <text:p>2.24032</text:p>
          </table:table-cell>
          <table:table-cell/>
          <table:table-cell office:value-type="float" office:value="0.0649079" calcext:value-type="float">
            <text:p>0.0649079</text:p>
          </table:table-cell>
          <table:table-cell office:value-type="float" office:value="1.68937" calcext:value-type="float">
            <text:p>1.68937</text:p>
          </table:table-cell>
        </table:table-row>
        <table:table-row table:style-name="ro1">
          <table:table-cell/>
          <table:table-cell office:value-type="float" office:value="0.0409559" calcext:value-type="float">
            <text:p>0.0409559</text:p>
          </table:table-cell>
          <table:table-cell office:value-type="float" office:value="1.2092" calcext:value-type="float">
            <text:p>1.2092</text:p>
          </table:table-cell>
          <table:table-cell/>
          <table:table-cell office:value-type="float" office:value="0.0907334" calcext:value-type="float">
            <text:p>0.0907334</text:p>
          </table:table-cell>
          <table:table-cell office:value-type="float" office:value="2.17342" calcext:value-type="float">
            <text:p>2.17342</text:p>
          </table:table-cell>
          <table:table-cell/>
          <table:table-cell office:value-type="float" office:value="0.107778" calcext:value-type="float">
            <text:p>0.107778</text:p>
          </table:table-cell>
          <table:table-cell office:value-type="float" office:value="3.34496" calcext:value-type="float">
            <text:p>3.34496</text:p>
          </table:table-cell>
        </table:table-row>
        <table:table-row table:style-name="ro1">
          <table:table-cell/>
          <table:table-cell office:value-type="float" office:value="0.0419329" calcext:value-type="float">
            <text:p>0.0419329</text:p>
          </table:table-cell>
          <table:table-cell office:value-type="float" office:value="1.27261" calcext:value-type="float">
            <text:p>1.27261</text:p>
          </table:table-cell>
          <table:table-cell/>
          <table:table-cell office:value-type="float" office:value="0.0937993" calcext:value-type="float">
            <text:p>0.0937993</text:p>
          </table:table-cell>
          <table:table-cell office:value-type="float" office:value="2.62119" calcext:value-type="float">
            <text:p>2.62119</text:p>
          </table:table-cell>
          <table:table-cell/>
          <table:table-cell office:value-type="float" office:value="0.0676431" calcext:value-type="float">
            <text:p>0.0676431</text:p>
          </table:table-cell>
          <table:table-cell office:value-type="float" office:value="1.68221" calcext:value-type="float">
            <text:p>1.68221</text:p>
          </table:table-cell>
        </table:table-row>
        <table:table-row table:style-name="ro1">
          <table:table-cell/>
          <table:table-cell office:value-type="float" office:value="0.0419666" calcext:value-type="float">
            <text:p>0.0419666</text:p>
          </table:table-cell>
          <table:table-cell office:value-type="float" office:value="1.27827" calcext:value-type="float">
            <text:p>1.27827</text:p>
          </table:table-cell>
          <table:table-cell/>
          <table:table-cell office:value-type="float" office:value="0.0937759" calcext:value-type="float">
            <text:p>0.0937759</text:p>
          </table:table-cell>
          <table:table-cell office:value-type="float" office:value="2.68974" calcext:value-type="float">
            <text:p>2.68974</text:p>
          </table:table-cell>
          <table:table-cell/>
          <table:table-cell office:value-type="float" office:value="0.110401" calcext:value-type="float">
            <text:p>0.110401</text:p>
          </table:table-cell>
          <table:table-cell office:value-type="float" office:value="3.13805" calcext:value-type="float">
            <text:p>3.13805</text:p>
          </table:table-cell>
        </table:table-row>
        <table:table-row table:style-name="ro1">
          <table:table-cell/>
          <table:table-cell office:value-type="float" office:value="0.0420871" calcext:value-type="float">
            <text:p>0.0420871</text:p>
          </table:table-cell>
          <table:table-cell office:value-type="float" office:value="1.22156" calcext:value-type="float">
            <text:p>1.22156</text:p>
          </table:table-cell>
          <table:table-cell/>
          <table:table-cell office:value-type="float" office:value="0.0945009" calcext:value-type="float">
            <text:p>0.0945009</text:p>
          </table:table-cell>
          <table:table-cell office:value-type="float" office:value="2.51139" calcext:value-type="float">
            <text:p>2.51139</text:p>
          </table:table-cell>
          <table:table-cell/>
          <table:table-cell office:value-type="float" office:value="0.0679862" calcext:value-type="float">
            <text:p>0.0679862</text:p>
          </table:table-cell>
          <table:table-cell office:value-type="float" office:value="1.82886" calcext:value-type="float">
            <text:p>1.82886</text:p>
          </table:table-cell>
        </table:table-row>
        <table:table-row table:style-name="ro1">
          <table:table-cell/>
          <table:table-cell office:value-type="float" office:value="0.0420449" calcext:value-type="float">
            <text:p>0.0420449</text:p>
          </table:table-cell>
          <table:table-cell office:value-type="float" office:value="1.22632" calcext:value-type="float">
            <text:p>1.22632</text:p>
          </table:table-cell>
          <table:table-cell/>
          <table:table-cell office:value-type="float" office:value="0.0945084" calcext:value-type="float">
            <text:p>0.0945084</text:p>
          </table:table-cell>
          <table:table-cell office:value-type="float" office:value="2.50653" calcext:value-type="float">
            <text:p>2.50653</text:p>
          </table:table-cell>
          <table:table-cell/>
          <table:table-cell office:value-type="float" office:value="0.110425" calcext:value-type="float">
            <text:p>0.110425</text:p>
          </table:table-cell>
          <table:table-cell office:value-type="float" office:value="3.62323" calcext:value-type="float">
            <text:p>3.62323</text:p>
          </table:table-cell>
        </table:table-row>
        <table:table-row table:style-name="ro1">
          <table:table-cell/>
          <table:table-cell office:value-type="float" office:value="0.0422483" calcext:value-type="float">
            <text:p>0.0422483</text:p>
          </table:table-cell>
          <table:table-cell office:value-type="float" office:value="1.11814" calcext:value-type="float">
            <text:p>1.11814</text:p>
          </table:table-cell>
          <table:table-cell/>
          <table:table-cell office:value-type="float" office:value="0.0947661" calcext:value-type="float">
            <text:p>0.0947661</text:p>
          </table:table-cell>
          <table:table-cell office:value-type="float" office:value="2.64119" calcext:value-type="float">
            <text:p>2.64119</text:p>
          </table:table-cell>
          <table:table-cell/>
          <table:table-cell office:value-type="float" office:value="0.068221" calcext:value-type="float">
            <text:p>0.068221</text:p>
          </table:table-cell>
          <table:table-cell office:value-type="float" office:value="1.80048" calcext:value-type="float">
            <text:p>1.80048</text:p>
          </table:table-cell>
        </table:table-row>
        <table:table-row table:style-name="ro1">
          <table:table-cell/>
          <table:table-cell office:value-type="float" office:value="0.0422319" calcext:value-type="float">
            <text:p>0.0422319</text:p>
          </table:table-cell>
          <table:table-cell office:value-type="float" office:value="1.13241" calcext:value-type="float">
            <text:p>1.13241</text:p>
          </table:table-cell>
          <table:table-cell/>
          <table:table-cell office:value-type="float" office:value="0.0947631" calcext:value-type="float">
            <text:p>0.0947631</text:p>
          </table:table-cell>
          <table:table-cell office:value-type="float" office:value="2.64119" calcext:value-type="float">
            <text:p>2.64119</text:p>
          </table:table-cell>
          <table:table-cell/>
          <table:table-cell office:value-type="float" office:value="0.111202" calcext:value-type="float">
            <text:p>0.111202</text:p>
          </table:table-cell>
          <table:table-cell office:value-type="float" office:value="3.97414" calcext:value-type="float">
            <text:p>3.97414</text:p>
          </table:table-cell>
        </table:table-row>
        <table:table-row table:style-name="ro1">
          <table:table-cell/>
          <table:table-cell office:value-type="float" office:value="0.042286" calcext:value-type="float">
            <text:p>0.042286</text:p>
          </table:table-cell>
          <table:table-cell office:value-type="float" office:value="1.16104" calcext:value-type="float">
            <text:p>1.16104</text:p>
          </table:table-cell>
          <table:table-cell/>
          <table:table-cell office:value-type="float" office:value="0.0950023" calcext:value-type="float">
            <text:p>0.0950023</text:p>
          </table:table-cell>
          <table:table-cell office:value-type="float" office:value="2.17887" calcext:value-type="float">
            <text:p>2.17887</text:p>
          </table:table-cell>
          <table:table-cell/>
          <table:table-cell office:value-type="float" office:value="0.0677793" calcext:value-type="float">
            <text:p>0.0677793</text:p>
          </table:table-cell>
          <table:table-cell office:value-type="float" office:value="1.76583" calcext:value-type="float">
            <text:p>1.76583</text:p>
          </table:table-cell>
        </table:table-row>
        <table:table-row table:style-name="ro1">
          <table:table-cell/>
          <table:table-cell office:value-type="float" office:value="0.04226" calcext:value-type="float">
            <text:p>0.04226</text:p>
          </table:table-cell>
          <table:table-cell office:value-type="float" office:value="1.16104" calcext:value-type="float">
            <text:p>1.16104</text:p>
          </table:table-cell>
          <table:table-cell/>
          <table:table-cell office:value-type="float" office:value="0.0950513" calcext:value-type="float">
            <text:p>0.0950513</text:p>
          </table:table-cell>
          <table:table-cell office:value-type="float" office:value="2.15794" calcext:value-type="float">
            <text:p>2.15794</text:p>
          </table:table-cell>
          <table:table-cell/>
          <table:table-cell office:value-type="float" office:value="0.109199" calcext:value-type="float">
            <text:p>0.109199</text:p>
          </table:table-cell>
          <table:table-cell office:value-type="float" office:value="3.30498" calcext:value-type="float">
            <text:p>3.30498</text:p>
          </table:table-cell>
        </table:table-row>
        <table:table-row table:style-name="ro1">
          <table:table-cell/>
          <table:table-cell office:value-type="float" office:value="0.042807" calcext:value-type="float">
            <text:p>0.042807</text:p>
          </table:table-cell>
          <table:table-cell office:value-type="float" office:value="1.17756" calcext:value-type="float">
            <text:p>1.17756</text:p>
          </table:table-cell>
          <table:table-cell/>
          <table:table-cell office:value-type="float" office:value="0.0939939" calcext:value-type="float">
            <text:p>0.0939939</text:p>
          </table:table-cell>
          <table:table-cell office:value-type="float" office:value="2.70094" calcext:value-type="float">
            <text:p>2.70094</text:p>
          </table:table-cell>
          <table:table-cell/>
          <table:table-cell office:value-type="float" office:value="0.0681684" calcext:value-type="float">
            <text:p>0.0681684</text:p>
          </table:table-cell>
          <table:table-cell office:value-type="float" office:value="1.87564" calcext:value-type="float">
            <text:p>1.87564</text:p>
          </table:table-cell>
        </table:table-row>
        <table:table-row table:style-name="ro1">
          <table:table-cell/>
          <table:table-cell office:value-type="float" office:value="0.0428095" calcext:value-type="float">
            <text:p>0.0428095</text:p>
          </table:table-cell>
          <table:table-cell office:value-type="float" office:value="0.962053" calcext:value-type="float">
            <text:p>0.962053</text:p>
          </table:table-cell>
          <table:table-cell/>
          <table:table-cell office:value-type="float" office:value="0.0947468" calcext:value-type="float">
            <text:p>0.0947468</text:p>
          </table:table-cell>
          <table:table-cell office:value-type="float" office:value="2.70094" calcext:value-type="float">
            <text:p>2.70094</text:p>
          </table:table-cell>
          <table:table-cell/>
          <table:table-cell office:value-type="float" office:value="0.117264" calcext:value-type="float">
            <text:p>0.117264</text:p>
          </table:table-cell>
          <table:table-cell office:value-type="float" office:value="4.11945" calcext:value-type="float">
            <text:p>4.11945</text:p>
          </table:table-cell>
        </table:table-row>
        <table:table-row table:style-name="ro1">
          <table:table-cell/>
          <table:table-cell office:value-type="float" office:value="0.0437422" calcext:value-type="float">
            <text:p>0.0437422</text:p>
          </table:table-cell>
          <table:table-cell office:value-type="float" office:value="1.24608" calcext:value-type="float">
            <text:p>1.24608</text:p>
          </table:table-cell>
          <table:table-cell/>
          <table:table-cell office:value-type="float" office:value="0.116988" calcext:value-type="float">
            <text:p>0.116988</text:p>
          </table:table-cell>
          <table:table-cell office:value-type="float" office:value="2.83482" calcext:value-type="float">
            <text:p>2.83482</text:p>
          </table:table-cell>
          <table:table-cell/>
          <table:table-cell office:value-type="float" office:value="0.0659688" calcext:value-type="float">
            <text:p>0.0659688</text:p>
          </table:table-cell>
          <table:table-cell office:value-type="float" office:value="1.88765" calcext:value-type="float">
            <text:p>1.88765</text:p>
          </table:table-cell>
        </table:table-row>
        <table:table-row table:style-name="ro1">
          <table:table-cell/>
          <table:table-cell office:value-type="float" office:value="0.043752" calcext:value-type="float">
            <text:p>0.043752</text:p>
          </table:table-cell>
          <table:table-cell office:value-type="float" office:value="1.17168" calcext:value-type="float">
            <text:p>1.17168</text:p>
          </table:table-cell>
          <table:table-cell/>
          <table:table-cell office:value-type="float" office:value="0.113541" calcext:value-type="float">
            <text:p>0.113541</text:p>
          </table:table-cell>
          <table:table-cell office:value-type="float" office:value="2.72983" calcext:value-type="float">
            <text:p>2.72983</text:p>
          </table:table-cell>
          <table:table-cell/>
          <table:table-cell office:value-type="float" office:value="0.112278" calcext:value-type="float">
            <text:p>0.112278</text:p>
          </table:table-cell>
          <table:table-cell office:value-type="float" office:value="4.26493" calcext:value-type="float">
            <text:p>4.2649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14/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237417" calcext:value-type="float">
            <text:p>0.0237417</text:p>
          </table:table-cell>
          <table:table-cell office:value-type="float" office:value="0.901838" calcext:value-type="float">
            <text:p>0.901838</text:p>
          </table:table-cell>
          <table:table-cell/>
          <table:table-cell office:value-type="float" office:value="0.0643462" calcext:value-type="float">
            <text:p>0.0643462</text:p>
          </table:table-cell>
          <table:table-cell office:value-type="float" office:value="1.77596" calcext:value-type="float">
            <text:p>1.77596</text:p>
          </table:table-cell>
          <table:table-cell/>
          <table:table-cell office:value-type="float" office:value="0.0568638" calcext:value-type="float">
            <text:p>0.0568638</text:p>
          </table:table-cell>
          <table:table-cell office:value-type="float" office:value="2.02673" calcext:value-type="float">
            <text:p>2.02673</text:p>
          </table:table-cell>
        </table:table-row>
        <table:table-row table:style-name="ro1">
          <table:table-cell/>
          <table:table-cell office:value-type="float" office:value="0.0237278" calcext:value-type="float">
            <text:p>0.0237278</text:p>
          </table:table-cell>
          <table:table-cell office:value-type="float" office:value="1.138" calcext:value-type="float">
            <text:p>1.138</text:p>
          </table:table-cell>
          <table:table-cell/>
          <table:table-cell office:value-type="float" office:value="0.0661038" calcext:value-type="float">
            <text:p>0.0661038</text:p>
          </table:table-cell>
          <table:table-cell office:value-type="float" office:value="1.84426" calcext:value-type="float">
            <text:p>1.84426</text:p>
          </table:table-cell>
          <table:table-cell/>
          <table:table-cell office:value-type="float" office:value="0.0561224" calcext:value-type="float">
            <text:p>0.0561224</text:p>
          </table:table-cell>
          <table:table-cell office:value-type="float" office:value="1.99255" calcext:value-type="float">
            <text:p>1.99255</text:p>
          </table:table-cell>
        </table:table-row>
        <table:table-row table:style-name="ro1">
          <table:table-cell/>
          <table:table-cell office:value-type="float" office:value="0.0240368" calcext:value-type="float">
            <text:p>0.0240368</text:p>
          </table:table-cell>
          <table:table-cell office:value-type="float" office:value="0.759493" calcext:value-type="float">
            <text:p>0.759493</text:p>
          </table:table-cell>
          <table:table-cell/>
          <table:table-cell office:value-type="float" office:value="0.0520613" calcext:value-type="float">
            <text:p>0.0520613</text:p>
          </table:table-cell>
          <table:table-cell office:value-type="float" office:value="1.88847" calcext:value-type="float">
            <text:p>1.88847</text:p>
          </table:table-cell>
          <table:table-cell/>
          <table:table-cell office:value-type="float" office:value="0.038246" calcext:value-type="float">
            <text:p>0.038246</text:p>
          </table:table-cell>
          <table:table-cell office:value-type="float" office:value="1.3378" calcext:value-type="float">
            <text:p>1.3378</text:p>
          </table:table-cell>
        </table:table-row>
        <table:table-row table:style-name="ro1">
          <table:table-cell/>
          <table:table-cell office:value-type="float" office:value="0.0240176" calcext:value-type="float">
            <text:p>0.0240176</text:p>
          </table:table-cell>
          <table:table-cell office:value-type="float" office:value="0.853405" calcext:value-type="float">
            <text:p>0.853405</text:p>
          </table:table-cell>
          <table:table-cell/>
          <table:table-cell office:value-type="float" office:value="0.0515308" calcext:value-type="float">
            <text:p>0.0515308</text:p>
          </table:table-cell>
          <table:table-cell office:value-type="float" office:value="1.89663" calcext:value-type="float">
            <text:p>1.89663</text:p>
          </table:table-cell>
          <table:table-cell/>
          <table:table-cell office:value-type="float" office:value="0.0627071" calcext:value-type="float">
            <text:p>0.0627071</text:p>
          </table:table-cell>
          <table:table-cell office:value-type="float" office:value="2.53122" calcext:value-type="float">
            <text:p>2.53122</text:p>
          </table:table-cell>
        </table:table-row>
        <table:table-row table:style-name="ro1">
          <table:table-cell/>
          <table:table-cell office:value-type="float" office:value="0.0245932" calcext:value-type="float">
            <text:p>0.0245932</text:p>
          </table:table-cell>
          <table:table-cell office:value-type="float" office:value="0.815452" calcext:value-type="float">
            <text:p>0.815452</text:p>
          </table:table-cell>
          <table:table-cell/>
          <table:table-cell office:value-type="float" office:value="0.0535425" calcext:value-type="float">
            <text:p>0.0535425</text:p>
          </table:table-cell>
          <table:table-cell office:value-type="float" office:value="1.65527" calcext:value-type="float">
            <text:p>1.65527</text:p>
          </table:table-cell>
          <table:table-cell/>
          <table:table-cell office:value-type="float" office:value="0.0391701" calcext:value-type="float">
            <text:p>0.0391701</text:p>
          </table:table-cell>
          <table:table-cell office:value-type="float" office:value="1.5565" calcext:value-type="float">
            <text:p>1.5565</text:p>
          </table:table-cell>
        </table:table-row>
        <table:table-row table:style-name="ro1">
          <table:table-cell/>
          <table:table-cell office:value-type="float" office:value="0.0246433" calcext:value-type="float">
            <text:p>0.0246433</text:p>
          </table:table-cell>
          <table:table-cell office:value-type="float" office:value="0.815452" calcext:value-type="float">
            <text:p>0.815452</text:p>
          </table:table-cell>
          <table:table-cell/>
          <table:table-cell office:value-type="float" office:value="0.0535265" calcext:value-type="float">
            <text:p>0.0535265</text:p>
          </table:table-cell>
          <table:table-cell office:value-type="float" office:value="1.65527" calcext:value-type="float">
            <text:p>1.65527</text:p>
          </table:table-cell>
          <table:table-cell/>
          <table:table-cell office:value-type="float" office:value="0.0639308" calcext:value-type="float">
            <text:p>0.0639308</text:p>
          </table:table-cell>
          <table:table-cell office:value-type="float" office:value="2.64402" calcext:value-type="float">
            <text:p>2.64402</text:p>
          </table:table-cell>
        </table:table-row>
        <table:table-row table:style-name="ro1">
          <table:table-cell/>
          <table:table-cell office:value-type="float" office:value="0.0247703" calcext:value-type="float">
            <text:p>0.0247703</text:p>
          </table:table-cell>
          <table:table-cell office:value-type="float" office:value="0.772985" calcext:value-type="float">
            <text:p>0.772985</text:p>
          </table:table-cell>
          <table:table-cell/>
          <table:table-cell office:value-type="float" office:value="0.0540963" calcext:value-type="float">
            <text:p>0.0540963</text:p>
          </table:table-cell>
          <table:table-cell office:value-type="float" office:value="1.61285" calcext:value-type="float">
            <text:p>1.61285</text:p>
          </table:table-cell>
          <table:table-cell/>
          <table:table-cell office:value-type="float" office:value="0.0394677" calcext:value-type="float">
            <text:p>0.0394677</text:p>
          </table:table-cell>
          <table:table-cell office:value-type="float" office:value="1.17024" calcext:value-type="float">
            <text:p>1.17024</text:p>
          </table:table-cell>
        </table:table-row>
        <table:table-row table:style-name="ro1">
          <table:table-cell/>
          <table:table-cell office:value-type="float" office:value="0.0247278" calcext:value-type="float">
            <text:p>0.0247278</text:p>
          </table:table-cell>
          <table:table-cell office:value-type="float" office:value="0.772985" calcext:value-type="float">
            <text:p>0.772985</text:p>
          </table:table-cell>
          <table:table-cell/>
          <table:table-cell office:value-type="float" office:value="0.0540837" calcext:value-type="float">
            <text:p>0.0540837</text:p>
          </table:table-cell>
          <table:table-cell office:value-type="float" office:value="1.61285" calcext:value-type="float">
            <text:p>1.61285</text:p>
          </table:table-cell>
          <table:table-cell/>
          <table:table-cell office:value-type="float" office:value="0.0642172" calcext:value-type="float">
            <text:p>0.0642172</text:p>
          </table:table-cell>
          <table:table-cell office:value-type="float" office:value="2.1499" calcext:value-type="float">
            <text:p>2.1499</text:p>
          </table:table-cell>
        </table:table-row>
        <table:table-row table:style-name="ro1">
          <table:table-cell/>
          <table:table-cell office:value-type="float" office:value="0.0247836" calcext:value-type="float">
            <text:p>0.0247836</text:p>
          </table:table-cell>
          <table:table-cell office:value-type="float" office:value="0.857614" calcext:value-type="float">
            <text:p>0.857614</text:p>
          </table:table-cell>
          <table:table-cell/>
          <table:table-cell office:value-type="float" office:value="0.0546026" calcext:value-type="float">
            <text:p>0.0546026</text:p>
          </table:table-cell>
          <table:table-cell office:value-type="float" office:value="1.69515" calcext:value-type="float">
            <text:p>1.69515</text:p>
          </table:table-cell>
          <table:table-cell/>
          <table:table-cell office:value-type="float" office:value="0.0397348" calcext:value-type="float">
            <text:p>0.0397348</text:p>
          </table:table-cell>
          <table:table-cell office:value-type="float" office:value="1.63824" calcext:value-type="float">
            <text:p>1.63824</text:p>
          </table:table-cell>
        </table:table-row>
        <table:table-row table:style-name="ro1">
          <table:table-cell/>
          <table:table-cell office:value-type="float" office:value="0.0248106" calcext:value-type="float">
            <text:p>0.0248106</text:p>
          </table:table-cell>
          <table:table-cell office:value-type="float" office:value="0.857613" calcext:value-type="float">
            <text:p>0.857613</text:p>
          </table:table-cell>
          <table:table-cell/>
          <table:table-cell office:value-type="float" office:value="0.0546003" calcext:value-type="float">
            <text:p>0.0546003</text:p>
          </table:table-cell>
          <table:table-cell office:value-type="float" office:value="1.66374" calcext:value-type="float">
            <text:p>1.66374</text:p>
          </table:table-cell>
          <table:table-cell/>
          <table:table-cell office:value-type="float" office:value="0.0648489" calcext:value-type="float">
            <text:p>0.0648489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/>
          <table:table-cell office:value-type="float" office:value="0.0247755" calcext:value-type="float">
            <text:p>0.0247755</text:p>
          </table:table-cell>
          <table:table-cell office:value-type="float" office:value="0.808568" calcext:value-type="float">
            <text:p>0.808568</text:p>
          </table:table-cell>
          <table:table-cell/>
          <table:table-cell office:value-type="float" office:value="0.0543926" calcext:value-type="float">
            <text:p>0.0543926</text:p>
          </table:table-cell>
          <table:table-cell office:value-type="float" office:value="1.78497" calcext:value-type="float">
            <text:p>1.78497</text:p>
          </table:table-cell>
          <table:table-cell/>
          <table:table-cell office:value-type="float" office:value="0.0391924" calcext:value-type="float">
            <text:p>0.0391924</text:p>
          </table:table-cell>
          <table:table-cell office:value-type="float" office:value="1.26026" calcext:value-type="float">
            <text:p>1.26026</text:p>
          </table:table-cell>
        </table:table-row>
        <table:table-row table:style-name="ro1">
          <table:table-cell/>
          <table:table-cell office:value-type="float" office:value="0.0247674" calcext:value-type="float">
            <text:p>0.0247674</text:p>
          </table:table-cell>
          <table:table-cell office:value-type="float" office:value="0.832639" calcext:value-type="float">
            <text:p>0.832639</text:p>
          </table:table-cell>
          <table:table-cell/>
          <table:table-cell office:value-type="float" office:value="0.0544373" calcext:value-type="float">
            <text:p>0.0544373</text:p>
          </table:table-cell>
          <table:table-cell office:value-type="float" office:value="1.78497" calcext:value-type="float">
            <text:p>1.78497</text:p>
          </table:table-cell>
          <table:table-cell/>
          <table:table-cell office:value-type="float" office:value="0.0625178" calcext:value-type="float">
            <text:p>0.0625178</text:p>
          </table:table-cell>
          <table:table-cell office:value-type="float" office:value="2.36366" calcext:value-type="float">
            <text:p>2.36366</text:p>
          </table:table-cell>
        </table:table-row>
        <table:table-row table:style-name="ro1">
          <table:table-cell/>
          <table:table-cell office:value-type="float" office:value="0.0251329" calcext:value-type="float">
            <text:p>0.0251329</text:p>
          </table:table-cell>
          <table:table-cell office:value-type="float" office:value="1.06436" calcext:value-type="float">
            <text:p>1.06436</text:p>
          </table:table-cell>
          <table:table-cell/>
          <table:table-cell office:value-type="float" office:value="0.0538072" calcext:value-type="float">
            <text:p>0.0538072</text:p>
          </table:table-cell>
          <table:table-cell office:value-type="float" office:value="1.67886" calcext:value-type="float">
            <text:p>1.67886</text:p>
          </table:table-cell>
          <table:table-cell/>
          <table:table-cell office:value-type="float" office:value="0.0393188" calcext:value-type="float">
            <text:p>0.0393188</text:p>
          </table:table-cell>
          <table:table-cell office:value-type="float" office:value="1.87564" calcext:value-type="float">
            <text:p>1.87564</text:p>
          </table:table-cell>
        </table:table-row>
        <table:table-row table:style-name="ro1">
          <table:table-cell/>
          <table:table-cell office:value-type="float" office:value="0.0251298" calcext:value-type="float">
            <text:p>0.0251298</text:p>
          </table:table-cell>
          <table:table-cell office:value-type="float" office:value="0.916807" calcext:value-type="float">
            <text:p>0.916807</text:p>
          </table:table-cell>
          <table:table-cell/>
          <table:table-cell office:value-type="float" office:value="0.054348" calcext:value-type="float">
            <text:p>0.054348</text:p>
          </table:table-cell>
          <table:table-cell office:value-type="float" office:value="1.67507" calcext:value-type="float">
            <text:p>1.67507</text:p>
          </table:table-cell>
          <table:table-cell/>
          <table:table-cell office:value-type="float" office:value="0.0681251" calcext:value-type="float">
            <text:p>0.0681251</text:p>
          </table:table-cell>
          <table:table-cell office:value-type="float" office:value="2.21557" calcext:value-type="float">
            <text:p>2.21557</text:p>
          </table:table-cell>
        </table:table-row>
        <table:table-row table:style-name="ro1">
          <table:table-cell/>
          <table:table-cell office:value-type="float" office:value="0.0260217" calcext:value-type="float">
            <text:p>0.0260217</text:p>
          </table:table-cell>
          <table:table-cell office:value-type="float" office:value="0.815912" calcext:value-type="float">
            <text:p>0.815912</text:p>
          </table:table-cell>
          <table:table-cell/>
          <table:table-cell office:value-type="float" office:value="0.071235" calcext:value-type="float">
            <text:p>0.071235</text:p>
          </table:table-cell>
          <table:table-cell office:value-type="float" office:value="1.86651" calcext:value-type="float">
            <text:p>1.86651</text:p>
          </table:table-cell>
          <table:table-cell/>
          <table:table-cell office:value-type="float" office:value="0.0389719" calcext:value-type="float">
            <text:p>0.0389719</text:p>
          </table:table-cell>
          <table:table-cell office:value-type="float" office:value="1.1816" calcext:value-type="float">
            <text:p>1.1816</text:p>
          </table:table-cell>
        </table:table-row>
        <table:table-row table:style-name="ro1">
          <table:table-cell/>
          <table:table-cell office:value-type="float" office:value="0.026035" calcext:value-type="float">
            <text:p>0.026035</text:p>
          </table:table-cell>
          <table:table-cell office:value-type="float" office:value="0.815912" calcext:value-type="float">
            <text:p>0.815912</text:p>
          </table:table-cell>
          <table:table-cell/>
          <table:table-cell office:value-type="float" office:value="0.0692346" calcext:value-type="float">
            <text:p>0.0692346</text:p>
          </table:table-cell>
          <table:table-cell office:value-type="float" office:value="1.79738" calcext:value-type="float">
            <text:p>1.79738</text:p>
          </table:table-cell>
          <table:table-cell/>
          <table:table-cell office:value-type="float" office:value="0.0670874" calcext:value-type="float">
            <text:p>0.0670874</text:p>
          </table:table-cell>
          <table:table-cell office:value-type="float" office:value="2.3465" calcext:value-type="float">
            <text:p>2.34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26:50.1140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6T15:38:20.839536000</dc:date>
    <meta:editing-duration>PT36M32S</meta:editing-duration>
    <meta:editing-cycles>2</meta:editing-cycles>
    <meta:generator>LibreOffice/4.4.1.2$MacOSX_X86_64 LibreOffice_project/45e2de17089c24a1fa810c8f975a7171ba4cd432</meta:generator>
    <meta:document-statistic meta:table-count="1" meta:cell-count="688" meta:object-count="0"/>
  </office:meta>
</office:document-meta>
</file>